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ext-properties style:use-window-font-color="true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1">
      <style:text-properties style:font-name="Courier 10 Pitch"/>
    </style:style>
    <style:style style:name="ce11" style:family="table-cell" style:parent-style-name="Default" style:data-style-name="N2">
      <style:text-properties style:font-name="Courier 10 Pitch"/>
    </style:style>
    <style:style style:name="ce12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13_02_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5" table:default-cell-style-name="ce10"/>
        <table:table-column table:style-name="co5" table:default-cell-style-name="ce11"/>
        <table:table-column table:style-name="co5" table:number-columns-repeated="3" table:default-cell-style-name="ce10"/>
        <table:table-column table:style-name="co5" table:number-columns-repeated="2" table:default-cell-style-name="ce11"/>
        <table:table-column table:style-name="co6" table:default-cell-style-name="Default"/>
        <table:table-column table:style-name="co5" table:default-cell-style-name="ce11"/>
        <table:table-column table:style-name="co5" table:default-cell-style-name="ce10"/>
        <table:table-column table:style-name="co5" table:default-cell-style-name="ce11"/>
        <table:table-column table:style-name="co5" table:number-columns-repeated="3" table:default-cell-style-name="ce10"/>
        <table:table-column table:style-name="co5" table:default-cell-style-name="ce11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enchmark from 13.02.2015, using 15 runs of each configuration</text:p>
          </table:table-cell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adjusted means without the time needed for loading the database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Smith-Waterman</text:p>
          </table:table-cell>
          <table:table-cell table:style-name="Default" table:number-columns-repeated="7"/>
          <table:table-cell/>
          <table:table-cell table:style-name="ce1" office:value-type="string" calcext:value-type="string">
            <text:p>Needleman-Wunsch</text:p>
          </table:table-cell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Database:</text:p>
          </table:table-cell>
          <table:table-cell table:style-name="ce3" office:value-type="string" calcext:value-type="string">
            <text:p>UniProtKB/Swiss-Prot</text:p>
          </table:table-cell>
          <table:table-cell table:number-columns-repeated="2"/>
          <table:table-cell table:style-name="Default" table:number-columns-repeated="8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nr of threads</text:p>
          </table:table-cell>
          <table:table-cell table:style-name="Default" table:number-columns-repeated="5"/>
          <table:table-cell table:style-name="ce1" office:value-type="string" calcext:value-type="string">
            <text:p>Improvement</text:p>
          </table:table-cell>
          <table:table-cell table:style-name="ce1"/>
          <table:table-cell/>
          <table:table-cell table:style-name="ce1" office:value-type="string" calcext:value-type="string">
            <text:p>nr of threads</text:p>
          </table:table-cell>
          <table:table-cell table:style-name="Default" table:number-columns-repeated="5"/>
          <table:table-cell table:style-name="ce1" office:value-type="string" calcext:value-type="string">
            <text:p>Improve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query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juste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djusted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3" office:value-type="string" calcext:value-type="string">
            <text:p>4 vs 1</text:p>
          </table:table-cell>
          <table:table-cell table:style-name="ce13" office:value-type="string" calcext:value-type="string">
            <text:p>8 vs 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juste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djusted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3" office:value-type="string" calcext:value-type="string">
            <text:p>4 vs 1</text:p>
          </table:table-cell>
          <table:table-cell table:style-name="ce13" office:value-type="string" calcext:value-type="string">
            <text:p>8 vs 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SE</text:p>
          </table:table-cell>
          <table:table-cell table:style-name="ce6" office:value-type="string" calcext:value-type="string">
            <text:p>O74807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3.478004999" calcext:value-type="float">
            <text:p>3.47800</text:p>
          </table:table-cell>
          <table:table-cell table:formula="of:=[.E9]-0.55" office:value-type="float" office:value="2.928004999" calcext:value-type="float">
            <text:p>2.92800</text:p>
          </table:table-cell>
          <table:table-cell table:style-name="ce9" office:value-type="float" office:value="1.306987968" calcext:value-type="float">
            <text:p>1.30699</text:p>
          </table:table-cell>
          <table:table-cell table:formula="of:=[.G9]-0.55" office:value-type="float" office:value="0.756987968" calcext:value-type="float">
            <text:p>0.75699</text:p>
          </table:table-cell>
          <table:table-cell office:value-type="float" office:value="1.238883286" calcext:value-type="float">
            <text:p>1.23888</text:p>
          </table:table-cell>
          <table:table-cell table:formula="of:=[.I9]-0.55" office:value-type="float" office:value="0.688883286" calcext:value-type="float">
            <text:p>0.68888</text:p>
          </table:table-cell>
          <table:table-cell table:formula="of:=[.E9]/[.G9]" office:value-type="float" office:value="2.66108417533649" calcext:value-type="float">
            <text:p>2.66</text:p>
          </table:table-cell>
          <table:table-cell table:formula="of:=[.E9]/[.I9]" office:value-type="float" office:value="2.80737099152373" calcext:value-type="float">
            <text:p>2.81</text:p>
          </table:table-cell>
          <table:table-cell/>
          <table:table-cell table:style-name="ce9" office:value-type="float" office:value="8.094898814" calcext:value-type="float">
            <text:p>8.09490</text:p>
          </table:table-cell>
          <table:table-cell table:formula="of:=[.N9]-0.55" office:value-type="float" office:value="7.544898814" calcext:value-type="float">
            <text:p>7.54490</text:p>
          </table:table-cell>
          <table:table-cell table:style-name="ce9" office:value-type="float" office:value="2.615910679" calcext:value-type="float">
            <text:p>2.61591</text:p>
          </table:table-cell>
          <table:table-cell table:formula="of:=[.P9]-0.55" office:value-type="float" office:value="2.065910679" calcext:value-type="float">
            <text:p>2.06591</text:p>
          </table:table-cell>
          <table:table-cell office:value-type="float" office:value="2.53525436" calcext:value-type="float">
            <text:p>2.53525</text:p>
          </table:table-cell>
          <table:table-cell table:formula="of:=[.R9]-0.55" office:value-type="float" office:value="1.98525436" calcext:value-type="float">
            <text:p>1.98525</text:p>
          </table:table-cell>
          <table:table-cell table:formula="of:=[.N9]/[.P9]" office:value-type="float" office:value="3.09448593905908" calcext:value-type="float">
            <text:p>3.09</text:p>
          </table:table-cell>
          <table:table-cell table:style-name="ce11" table:formula="of:=[.N9]/[.R9]" office:value-type="float" office:value="3.19293359345608" calcext:value-type="float">
            <text:p>3.19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8080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26.298216294" calcext:value-type="float">
            <text:p>26.29822</text:p>
          </table:table-cell>
          <table:table-cell table:formula="of:=[.E10]-0.55" office:value-type="float" office:value="25.748216294" calcext:value-type="float">
            <text:p>25.74822</text:p>
          </table:table-cell>
          <table:table-cell table:style-name="ce9" office:value-type="float" office:value="7.357067207" calcext:value-type="float">
            <text:p>7.35707</text:p>
          </table:table-cell>
          <table:table-cell table:formula="of:=[.G10]-0.55" office:value-type="float" office:value="6.807067207" calcext:value-type="float">
            <text:p>6.80707</text:p>
          </table:table-cell>
          <table:table-cell office:value-type="float" office:value="7.703740933" calcext:value-type="float">
            <text:p>7.70374</text:p>
          </table:table-cell>
          <table:table-cell table:formula="of:=[.I10]-0.55" office:value-type="float" office:value="7.153740933" calcext:value-type="float">
            <text:p>7.15374</text:p>
          </table:table-cell>
          <table:table-cell table:formula="of:=[.E10]/[.G10]" office:value-type="float" office:value="3.57455159156058" calcext:value-type="float">
            <text:p>3.57</text:p>
          </table:table-cell>
          <table:table-cell table:formula="of:=[.E10]/[.I10]" office:value-type="float" office:value="3.41369427174635" calcext:value-type="float">
            <text:p>3.41</text:p>
          </table:table-cell>
          <table:table-cell/>
          <table:table-cell table:style-name="ce9" office:value-type="float" office:value="29.045954598" calcext:value-type="float">
            <text:p>29.04595</text:p>
          </table:table-cell>
          <table:table-cell table:formula="of:=[.N10]-0.55" office:value-type="float" office:value="28.495954598" calcext:value-type="float">
            <text:p>28.49595</text:p>
          </table:table-cell>
          <table:table-cell table:style-name="ce9" office:value-type="float" office:value="8.852701009" calcext:value-type="float">
            <text:p>8.85270</text:p>
          </table:table-cell>
          <table:table-cell table:formula="of:=[.P10]-0.55" office:value-type="float" office:value="8.302701009" calcext:value-type="float">
            <text:p>8.30270</text:p>
          </table:table-cell>
          <table:table-cell office:value-type="float" office:value="8.878038167" calcext:value-type="float">
            <text:p>8.87804</text:p>
          </table:table-cell>
          <table:table-cell table:formula="of:=[.R10]-0.55" office:value-type="float" office:value="8.328038167" calcext:value-type="float">
            <text:p>8.32804</text:p>
          </table:table-cell>
          <table:table-cell table:formula="of:=[.N10]/[.P10]" office:value-type="float" office:value="3.28102740265042" calcext:value-type="float">
            <text:p>3.28</text:p>
          </table:table-cell>
          <table:table-cell table:style-name="ce11" table:formula="of:=[.N10]/[.R10]" office:value-type="float" office:value="3.27166363239628" calcext:value-type="float">
            <text:p>3.27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9930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6.355687625" calcext:value-type="float">
            <text:p>6.35569</text:p>
          </table:table-cell>
          <table:table-cell table:formula="of:=[.E11]-0.55" office:value-type="float" office:value="5.805687625" calcext:value-type="float">
            <text:p>5.80569</text:p>
          </table:table-cell>
          <table:table-cell table:style-name="ce9" office:value-type="float" office:value="2.064539726" calcext:value-type="float">
            <text:p>2.06454</text:p>
          </table:table-cell>
          <table:table-cell table:formula="of:=[.G11]-0.55" office:value-type="float" office:value="1.514539726" calcext:value-type="float">
            <text:p>1.51454</text:p>
          </table:table-cell>
          <table:table-cell office:value-type="float" office:value="2.030109866" calcext:value-type="float">
            <text:p>2.03011</text:p>
          </table:table-cell>
          <table:table-cell table:formula="of:=[.I11]-0.55" office:value-type="float" office:value="1.480109866" calcext:value-type="float">
            <text:p>1.48011</text:p>
          </table:table-cell>
          <table:table-cell table:formula="of:=[.E11]/[.G11]" office:value-type="float" office:value="3.07850100676629" calcext:value-type="float">
            <text:p>3.08</text:p>
          </table:table-cell>
          <table:table-cell table:formula="of:=[.E11]/[.I11]" office:value-type="float" office:value="3.13071116565866" calcext:value-type="float">
            <text:p>3.13</text:p>
          </table:table-cell>
          <table:table-cell/>
          <table:table-cell table:style-name="ce9" office:value-type="float" office:value="12.628330134" calcext:value-type="float">
            <text:p>12.62833</text:p>
          </table:table-cell>
          <table:table-cell table:formula="of:=[.N11]-0.55" office:value-type="float" office:value="12.078330134" calcext:value-type="float">
            <text:p>12.07833</text:p>
          </table:table-cell>
          <table:table-cell table:style-name="ce9" office:value-type="float" office:value="3.877168752" calcext:value-type="float">
            <text:p>3.87717</text:p>
          </table:table-cell>
          <table:table-cell table:formula="of:=[.P11]-0.55" office:value-type="float" office:value="3.327168752" calcext:value-type="float">
            <text:p>3.32717</text:p>
          </table:table-cell>
          <table:table-cell office:value-type="float" office:value="3.876989773" calcext:value-type="float">
            <text:p>3.87699</text:p>
          </table:table-cell>
          <table:table-cell table:formula="of:=[.R11]-0.55" office:value-type="float" office:value="3.326989773" calcext:value-type="float">
            <text:p>3.32699</text:p>
          </table:table-cell>
          <table:table-cell table:formula="of:=[.N11]/[.P11]" office:value-type="float" office:value="3.25710097799736" calcext:value-type="float">
            <text:p>3.26</text:p>
          </table:table-cell>
          <table:table-cell table:style-name="ce11" table:formula="of:=[.N11]/[.R11]" office:value-type="float" office:value="3.25725134018815" calcext:value-type="float">
            <text:p>3.26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Q3ZAI3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20.407739159" calcext:value-type="float">
            <text:p>20.40774</text:p>
          </table:table-cell>
          <table:table-cell table:formula="of:=[.E12]-0.55" office:value-type="float" office:value="19.857739159" calcext:value-type="float">
            <text:p>19.85774</text:p>
          </table:table-cell>
          <table:table-cell table:style-name="ce9" office:value-type="float" office:value="5.959003356" calcext:value-type="float">
            <text:p>5.95900</text:p>
          </table:table-cell>
          <table:table-cell table:formula="of:=[.G12]-0.55" office:value-type="float" office:value="5.409003356" calcext:value-type="float">
            <text:p>5.40900</text:p>
          </table:table-cell>
          <table:table-cell office:value-type="float" office:value="6.148019391" calcext:value-type="float">
            <text:p>6.14802</text:p>
          </table:table-cell>
          <table:table-cell table:formula="of:=[.I12]-0.55" office:value-type="float" office:value="5.598019391" calcext:value-type="float">
            <text:p>5.59802</text:p>
          </table:table-cell>
          <table:table-cell table:formula="of:=[.E12]/[.G12]" office:value-type="float" office:value="3.42468999257264" calcext:value-type="float">
            <text:p>3.42</text:p>
          </table:table-cell>
          <table:table-cell table:formula="of:=[.E12]/[.I12]" office:value-type="float" office:value="3.3194005843369" calcext:value-type="float">
            <text:p>3.32</text:p>
          </table:table-cell>
          <table:table-cell/>
          <table:table-cell table:style-name="ce9" office:value-type="float" office:value="22.791531866" calcext:value-type="float">
            <text:p>22.79153</text:p>
          </table:table-cell>
          <table:table-cell table:formula="of:=[.N12]-0.55" office:value-type="float" office:value="22.241531866" calcext:value-type="float">
            <text:p>22.24153</text:p>
          </table:table-cell>
          <table:table-cell table:style-name="ce9" office:value-type="float" office:value="6.837495553" calcext:value-type="float">
            <text:p>6.83750</text:p>
          </table:table-cell>
          <table:table-cell table:formula="of:=[.P12]-0.55" office:value-type="float" office:value="6.287495553" calcext:value-type="float">
            <text:p>6.28750</text:p>
          </table:table-cell>
          <table:table-cell office:value-type="float" office:value="6.354534516" calcext:value-type="float">
            <text:p>6.35453</text:p>
          </table:table-cell>
          <table:table-cell table:formula="of:=[.R12]-0.55" office:value-type="float" office:value="5.804534516" calcext:value-type="float">
            <text:p>5.80453</text:p>
          </table:table-cell>
          <table:table-cell table:formula="of:=[.N12]/[.P12]" office:value-type="float" office:value="3.33331578636275" calcext:value-type="float">
            <text:p>3.33</text:p>
          </table:table-cell>
          <table:table-cell table:style-name="ce11" table:formula="of:=[.N12]/[.R12]" office:value-type="float" office:value="3.58665639609219" calcext:value-type="float">
            <text:p>3.59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/>
          <table:table-cell table:style-name="ce7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/>
          <table:table-cell table:style-name="ce10"/>
          <table:table-cell table:number-columns-repeated="4"/>
          <table:table-cell table:style-name="ce11"/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O74807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5.307859171" calcext:value-type="float">
            <text:p>5.30786</text:p>
          </table:table-cell>
          <table:table-cell table:formula="of:=[.E14]-0.55" office:value-type="float" office:value="4.757859171" calcext:value-type="float">
            <text:p>4.75786</text:p>
          </table:table-cell>
          <table:table-cell table:style-name="ce9" office:value-type="float" office:value="1.794801406" calcext:value-type="float">
            <text:p>1.79480</text:p>
          </table:table-cell>
          <table:table-cell table:formula="of:=[.G14]-0.55" office:value-type="float" office:value="1.244801406" calcext:value-type="float">
            <text:p>1.24480</text:p>
          </table:table-cell>
          <table:table-cell office:value-type="float" office:value="1.755295736" calcext:value-type="float">
            <text:p>1.75530</text:p>
          </table:table-cell>
          <table:table-cell table:formula="of:=[.I14]-0.55" office:value-type="float" office:value="1.205295736" calcext:value-type="float">
            <text:p>1.20530</text:p>
          </table:table-cell>
          <table:table-cell table:formula="of:=[.E14]/[.G14]" office:value-type="float" office:value="2.9573518012945" calcext:value-type="float">
            <text:p>2.96</text:p>
          </table:table-cell>
          <table:table-cell table:formula="of:=[.E14]/[.I14]" office:value-type="float" office:value="3.02391161907318" calcext:value-type="float">
            <text:p>3.02</text:p>
          </table:table-cell>
          <table:table-cell/>
          <table:table-cell table:style-name="ce9" office:value-type="float" office:value="5.407094814" calcext:value-type="float">
            <text:p>5.40709</text:p>
          </table:table-cell>
          <table:table-cell table:formula="of:=[.N14]-0.55" office:value-type="float" office:value="4.857094814" calcext:value-type="float">
            <text:p>4.85709</text:p>
          </table:table-cell>
          <table:table-cell table:style-name="ce9" office:value-type="float" office:value="1.830618063" calcext:value-type="float">
            <text:p>1.83062</text:p>
          </table:table-cell>
          <table:table-cell table:formula="of:=[.P14]-0.55" office:value-type="float" office:value="1.280618063" calcext:value-type="float">
            <text:p>1.28062</text:p>
          </table:table-cell>
          <table:table-cell office:value-type="float" office:value="1.804631554" calcext:value-type="float">
            <text:p>1.80463</text:p>
          </table:table-cell>
          <table:table-cell table:formula="of:=[.R14]-0.55" office:value-type="float" office:value="1.254631554" calcext:value-type="float">
            <text:p>1.25463</text:p>
          </table:table-cell>
          <table:table-cell table:formula="of:=[.N14]/[.P14]" office:value-type="float" office:value="2.95369903929545" calcext:value-type="float">
            <text:p>2.95</text:p>
          </table:table-cell>
          <table:table-cell table:style-name="ce11" table:formula="of:=[.N14]/[.R14]" office:value-type="float" office:value="2.99623200204777" calcext:value-type="float">
            <text:p>3.00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8080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18.973486402" calcext:value-type="float">
            <text:p>18.97349</text:p>
          </table:table-cell>
          <table:table-cell table:formula="of:=[.E15]-0.55" office:value-type="float" office:value="18.423486402" calcext:value-type="float">
            <text:p>18.42349</text:p>
          </table:table-cell>
          <table:table-cell table:style-name="ce9" office:value-type="float" office:value="5.587659706" calcext:value-type="float">
            <text:p>5.58766</text:p>
          </table:table-cell>
          <table:table-cell table:formula="of:=[.G15]-0.55" office:value-type="float" office:value="5.037659706" calcext:value-type="float">
            <text:p>5.03766</text:p>
          </table:table-cell>
          <table:table-cell office:value-type="float" office:value="5.791651144" calcext:value-type="float">
            <text:p>5.79165</text:p>
          </table:table-cell>
          <table:table-cell table:formula="of:=[.I15]-0.55" office:value-type="float" office:value="5.241651144" calcext:value-type="float">
            <text:p>5.24165</text:p>
          </table:table-cell>
          <table:table-cell table:formula="of:=[.E15]/[.G15]" office:value-type="float" office:value="3.39560520867553" calcext:value-type="float">
            <text:p>3.40</text:p>
          </table:table-cell>
          <table:table-cell table:formula="of:=[.E15]/[.I15]" office:value-type="float" office:value="3.27600643240676" calcext:value-type="float">
            <text:p>3.28</text:p>
          </table:table-cell>
          <table:table-cell/>
          <table:table-cell table:style-name="ce9" office:value-type="float" office:value="19.239721953" calcext:value-type="float">
            <text:p>19.23972</text:p>
          </table:table-cell>
          <table:table-cell table:formula="of:=[.N15]-0.55" office:value-type="float" office:value="18.689721953" calcext:value-type="float">
            <text:p>18.68972</text:p>
          </table:table-cell>
          <table:table-cell table:style-name="ce9" office:value-type="float" office:value="5.832902148" calcext:value-type="float">
            <text:p>5.83290</text:p>
          </table:table-cell>
          <table:table-cell table:formula="of:=[.P15]-0.55" office:value-type="float" office:value="5.282902148" calcext:value-type="float">
            <text:p>5.28290</text:p>
          </table:table-cell>
          <table:table-cell office:value-type="float" office:value="6.00169074" calcext:value-type="float">
            <text:p>6.00169</text:p>
          </table:table-cell>
          <table:table-cell table:formula="of:=[.R15]-0.55" office:value-type="float" office:value="5.45169074" calcext:value-type="float">
            <text:p>5.45169</text:p>
          </table:table-cell>
          <table:table-cell table:formula="of:=[.N15]/[.P15]" office:value-type="float" office:value="3.29848186457182" calcext:value-type="float">
            <text:p>3.30</text:p>
          </table:table-cell>
          <table:table-cell table:style-name="ce11" table:formula="of:=[.N15]/[.R15]" office:value-type="float" office:value="3.20571698651037" calcext:value-type="float">
            <text:p>3.21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9930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8.159494503" calcext:value-type="float">
            <text:p>8.15949</text:p>
          </table:table-cell>
          <table:table-cell table:formula="of:=[.E16]-0.55" office:value-type="float" office:value="7.609494503" calcext:value-type="float">
            <text:p>7.60949</text:p>
          </table:table-cell>
          <table:table-cell table:style-name="ce9" office:value-type="float" office:value="2.613920307" calcext:value-type="float">
            <text:p>2.61392</text:p>
          </table:table-cell>
          <table:table-cell table:formula="of:=[.G16]-0.55" office:value-type="float" office:value="2.063920307" calcext:value-type="float">
            <text:p>2.06392</text:p>
          </table:table-cell>
          <table:table-cell office:value-type="float" office:value="2.577440811" calcext:value-type="float">
            <text:p>2.57744</text:p>
          </table:table-cell>
          <table:table-cell table:formula="of:=[.I16]-0.55" office:value-type="float" office:value="2.027440811" calcext:value-type="float">
            <text:p>2.02744</text:p>
          </table:table-cell>
          <table:table-cell table:formula="of:=[.E16]/[.G16]" office:value-type="float" office:value="3.12155442579834" calcext:value-type="float">
            <text:p>3.12</text:p>
          </table:table-cell>
          <table:table-cell table:formula="of:=[.E16]/[.I16]" office:value-type="float" office:value="3.16573496787081" calcext:value-type="float">
            <text:p>3.17</text:p>
          </table:table-cell>
          <table:table-cell/>
          <table:table-cell table:style-name="ce9" office:value-type="float" office:value="8.305296918" calcext:value-type="float">
            <text:p>8.30530</text:p>
          </table:table-cell>
          <table:table-cell table:formula="of:=[.N16]-0.55" office:value-type="float" office:value="7.755296918" calcext:value-type="float">
            <text:p>7.75530</text:p>
          </table:table-cell>
          <table:table-cell table:style-name="ce9" office:value-type="float" office:value="2.721009251" calcext:value-type="float">
            <text:p>2.72101</text:p>
          </table:table-cell>
          <table:table-cell table:formula="of:=[.P16]-0.55" office:value-type="float" office:value="2.171009251" calcext:value-type="float">
            <text:p>2.17101</text:p>
          </table:table-cell>
          <table:table-cell office:value-type="float" office:value="2.676837792" calcext:value-type="float">
            <text:p>2.67684</text:p>
          </table:table-cell>
          <table:table-cell table:formula="of:=[.R16]-0.55" office:value-type="float" office:value="2.126837792" calcext:value-type="float">
            <text:p>2.12684</text:p>
          </table:table-cell>
          <table:table-cell table:formula="of:=[.N16]/[.P16]" office:value-type="float" office:value="3.05228543965726" calcext:value-type="float">
            <text:p>3.05</text:p>
          </table:table-cell>
          <table:table-cell table:style-name="ce11" table:formula="of:=[.N16]/[.R16]" office:value-type="float" office:value="3.10265229474166" calcext:value-type="float">
            <text:p>3.10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Q3ZAI3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14.776570645" calcext:value-type="float">
            <text:p>14.77657</text:p>
          </table:table-cell>
          <table:table-cell table:formula="of:=[.E17]-0.55" office:value-type="float" office:value="14.226570645" calcext:value-type="float">
            <text:p>14.22657</text:p>
          </table:table-cell>
          <table:table-cell table:style-name="ce9" office:value-type="float" office:value="4.360416391" calcext:value-type="float">
            <text:p>4.36042</text:p>
          </table:table-cell>
          <table:table-cell table:formula="of:=[.G17]-0.55" office:value-type="float" office:value="3.810416391" calcext:value-type="float">
            <text:p>3.81042</text:p>
          </table:table-cell>
          <table:table-cell office:value-type="float" office:value="4.549390795" calcext:value-type="float">
            <text:p>4.54939</text:p>
          </table:table-cell>
          <table:table-cell table:formula="of:=[.I17]-0.55" office:value-type="float" office:value="3.999390795" calcext:value-type="float">
            <text:p>3.99939</text:p>
          </table:table-cell>
          <table:table-cell table:formula="of:=[.E17]/[.G17]" office:value-type="float" office:value="3.38879806880352" calcext:value-type="float">
            <text:p>3.39</text:p>
          </table:table-cell>
          <table:table-cell table:formula="of:=[.E17]/[.I17]" office:value-type="float" office:value="3.24803282699744" calcext:value-type="float">
            <text:p>3.25</text:p>
          </table:table-cell>
          <table:table-cell/>
          <table:table-cell table:style-name="ce9" office:value-type="float" office:value="15.021095411" calcext:value-type="float">
            <text:p>15.02110</text:p>
          </table:table-cell>
          <table:table-cell table:formula="of:=[.N17]-0.55" office:value-type="float" office:value="14.471095411" calcext:value-type="float">
            <text:p>14.47110</text:p>
          </table:table-cell>
          <table:table-cell table:style-name="ce9" office:value-type="float" office:value="4.634449941" calcext:value-type="float">
            <text:p>4.63445</text:p>
          </table:table-cell>
          <table:table-cell table:formula="of:=[.P17]-0.55" office:value-type="float" office:value="4.084449941" calcext:value-type="float">
            <text:p>4.08445</text:p>
          </table:table-cell>
          <table:table-cell office:value-type="float" office:value="4.708379999" calcext:value-type="float">
            <text:p>4.70838</text:p>
          </table:table-cell>
          <table:table-cell table:formula="of:=[.R17]-0.55" office:value-type="float" office:value="4.158379999" calcext:value-type="float">
            <text:p>4.15838</text:p>
          </table:table-cell>
          <table:table-cell table:formula="of:=[.N17]/[.P17]" office:value-type="float" office:value="3.24118193145459" calcext:value-type="float">
            <text:p>3.24</text:p>
          </table:table-cell>
          <table:table-cell table:style-name="ce11" table:formula="of:=[.N17]/[.R17]" office:value-type="float" office:value="3.19028952934773" calcext:value-type="float">
            <text:p>3.19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/>
          <table:table-cell table:style-name="ce10"/>
          <table:table-cell table:number-columns-repeated="4"/>
          <table:table-cell table:style-name="ce11"/>
          <table:table-cell/>
          <table:table-cell table:style-name="ce5"/>
        </table:table-row>
        <table:table-row table:style-name="ro1">
          <table:table-cell/>
          <table:table-cell table:style-name="ce4" office:value-type="string" calcext:value-type="string">
            <text:p>AVX</text:p>
          </table:table-cell>
          <table:table-cell table:style-name="ce6" office:value-type="string" calcext:value-type="string">
            <text:p>O74807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2.48117166" calcext:value-type="float">
            <text:p>2.48117</text:p>
          </table:table-cell>
          <table:table-cell table:formula="of:=[.E19]-0.55" office:value-type="float" office:value="1.93117166" calcext:value-type="float">
            <text:p>1.93117</text:p>
          </table:table-cell>
          <table:table-cell table:style-name="ce9" office:value-type="float" office:value="1.067412314" calcext:value-type="float">
            <text:p>1.06741</text:p>
          </table:table-cell>
          <table:table-cell table:formula="of:=[.G19]-0.55" office:value-type="float" office:value="0.517412314" calcext:value-type="float">
            <text:p>0.51741</text:p>
          </table:table-cell>
          <table:table-cell office:value-type="float" office:value="1.047222515" calcext:value-type="float">
            <text:p>1.04722</text:p>
          </table:table-cell>
          <table:table-cell table:formula="of:=[.I19]-0.55" office:value-type="float" office:value="0.497222515" calcext:value-type="float">
            <text:p>0.49722</text:p>
          </table:table-cell>
          <table:table-cell table:formula="of:=[.E19]/[.G19]" office:value-type="float" office:value="2.32447352111023" calcext:value-type="float">
            <text:p>2.32</text:p>
          </table:table-cell>
          <table:table-cell table:formula="of:=[.E19]/[.I19]" office:value-type="float" office:value="2.36928792540332" calcext:value-type="float">
            <text:p>2.37</text:p>
          </table:table-cell>
          <table:table-cell/>
          <table:table-cell table:style-name="ce9" office:value-type="float" office:value="5.121364637" calcext:value-type="float">
            <text:p>5.12136</text:p>
          </table:table-cell>
          <table:table-cell table:formula="of:=[.N19]-0.55" office:value-type="float" office:value="4.571364637" calcext:value-type="float">
            <text:p>4.57136</text:p>
          </table:table-cell>
          <table:table-cell table:style-name="ce9" office:value-type="float" office:value="1.794858359" calcext:value-type="float">
            <text:p>1.79486</text:p>
          </table:table-cell>
          <table:table-cell table:formula="of:=[.P19]-0.55" office:value-type="float" office:value="1.244858359" calcext:value-type="float">
            <text:p>1.24486</text:p>
          </table:table-cell>
          <table:table-cell office:value-type="float" office:value="1.776098717" calcext:value-type="float">
            <text:p>1.77610</text:p>
          </table:table-cell>
          <table:table-cell table:formula="of:=[.R19]-0.55" office:value-type="float" office:value="1.226098717" calcext:value-type="float">
            <text:p>1.22610</text:p>
          </table:table-cell>
          <table:table-cell table:formula="of:=[.N19]/[.P19]" office:value-type="float" office:value="2.85335308567376" calcext:value-type="float">
            <text:p>2.85</text:p>
          </table:table-cell>
          <table:table-cell table:style-name="ce11" table:formula="of:=[.N19]/[.R19]" office:value-type="float" office:value="2.88349098390796" calcext:value-type="float">
            <text:p>2.88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8080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14.509976812" calcext:value-type="float">
            <text:p>14.50998</text:p>
          </table:table-cell>
          <table:table-cell table:formula="of:=[.E20]-0.55" office:value-type="float" office:value="13.959976812" calcext:value-type="float">
            <text:p>13.95998</text:p>
          </table:table-cell>
          <table:table-cell table:style-name="ce9" office:value-type="float" office:value="4.418041996" calcext:value-type="float">
            <text:p>4.41804</text:p>
          </table:table-cell>
          <table:table-cell table:formula="of:=[.G20]-0.55" office:value-type="float" office:value="3.868041996" calcext:value-type="float">
            <text:p>3.86804</text:p>
          </table:table-cell>
          <table:table-cell office:value-type="float" office:value="4.364489127" calcext:value-type="float">
            <text:p>4.36449</text:p>
          </table:table-cell>
          <table:table-cell table:formula="of:=[.I20]-0.55" office:value-type="float" office:value="3.814489127" calcext:value-type="float">
            <text:p>3.81449</text:p>
          </table:table-cell>
          <table:table-cell table:formula="of:=[.E20]/[.G20]" office:value-type="float" office:value="3.28425506709466" calcext:value-type="float">
            <text:p>3.28</text:p>
          </table:table-cell>
          <table:table-cell table:formula="of:=[.E20]/[.I20]" office:value-type="float" office:value="3.32455331879213" calcext:value-type="float">
            <text:p>3.32</text:p>
          </table:table-cell>
          <table:table-cell/>
          <table:table-cell table:style-name="ce9" office:value-type="float" office:value="16.099123983" calcext:value-type="float">
            <text:p>16.09912</text:p>
          </table:table-cell>
          <table:table-cell table:formula="of:=[.N20]-0.55" office:value-type="float" office:value="15.549123983" calcext:value-type="float">
            <text:p>15.54912</text:p>
          </table:table-cell>
          <table:table-cell table:style-name="ce9" office:value-type="float" office:value="5.251791888" calcext:value-type="float">
            <text:p>5.25179</text:p>
          </table:table-cell>
          <table:table-cell table:formula="of:=[.P20]-0.55" office:value-type="float" office:value="4.701791888" calcext:value-type="float">
            <text:p>4.70179</text:p>
          </table:table-cell>
          <table:table-cell office:value-type="float" office:value="5.158406144" calcext:value-type="float">
            <text:p>5.15841</text:p>
          </table:table-cell>
          <table:table-cell table:formula="of:=[.R20]-0.55" office:value-type="float" office:value="4.608406144" calcext:value-type="float">
            <text:p>4.60841</text:p>
          </table:table-cell>
          <table:table-cell table:formula="of:=[.N20]/[.P20]" office:value-type="float" office:value="3.06545353021041" calcext:value-type="float">
            <text:p>3.07</text:p>
          </table:table-cell>
          <table:table-cell table:style-name="ce11" table:formula="of:=[.N20]/[.R20]" office:value-type="float" office:value="3.12094928812957" calcext:value-type="float">
            <text:p>3.12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9930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4.085925903" calcext:value-type="float">
            <text:p>4.08593</text:p>
          </table:table-cell>
          <table:table-cell table:formula="of:=[.E21]-0.55" office:value-type="float" office:value="3.535925903" calcext:value-type="float">
            <text:p>3.53593</text:p>
          </table:table-cell>
          <table:table-cell table:style-name="ce9" office:value-type="float" office:value="1.504317138" calcext:value-type="float">
            <text:p>1.50432</text:p>
          </table:table-cell>
          <table:table-cell table:formula="of:=[.G21]-0.55" office:value-type="float" office:value="0.954317138" calcext:value-type="float">
            <text:p>0.95432</text:p>
          </table:table-cell>
          <table:table-cell office:value-type="float" office:value="1.484953668" calcext:value-type="float">
            <text:p>1.48495</text:p>
          </table:table-cell>
          <table:table-cell table:formula="of:=[.I21]-0.55" office:value-type="float" office:value="0.934953668" calcext:value-type="float">
            <text:p>0.93495</text:p>
          </table:table-cell>
          <table:table-cell table:formula="of:=[.E21]/[.G21]" office:value-type="float" office:value="2.71613332041957" calcext:value-type="float">
            <text:p>2.72</text:p>
          </table:table-cell>
          <table:table-cell table:formula="of:=[.E21]/[.I21]" office:value-type="float" office:value="2.75155110293987" calcext:value-type="float">
            <text:p>2.75</text:p>
          </table:table-cell>
          <table:table-cell/>
          <table:table-cell table:style-name="ce9" office:value-type="float" office:value="7.501784354" calcext:value-type="float">
            <text:p>7.50178</text:p>
          </table:table-cell>
          <table:table-cell table:formula="of:=[.N21]-0.55" office:value-type="float" office:value="6.951784354" calcext:value-type="float">
            <text:p>6.95178</text:p>
          </table:table-cell>
          <table:table-cell table:style-name="ce9" office:value-type="float" office:value="2.470445305" calcext:value-type="float">
            <text:p>2.47045</text:p>
          </table:table-cell>
          <table:table-cell table:formula="of:=[.P21]-0.55" office:value-type="float" office:value="1.920445305" calcext:value-type="float">
            <text:p>1.92045</text:p>
          </table:table-cell>
          <table:table-cell office:value-type="float" office:value="2.522576593" calcext:value-type="float">
            <text:p>2.52258</text:p>
          </table:table-cell>
          <table:table-cell table:formula="of:=[.R21]-0.55" office:value-type="float" office:value="1.972576593" calcext:value-type="float">
            <text:p>1.97258</text:p>
          </table:table-cell>
          <table:table-cell table:formula="of:=[.N21]/[.P21]" office:value-type="float" office:value="3.03661220056843" calcext:value-type="float">
            <text:p>3.04</text:p>
          </table:table-cell>
          <table:table-cell table:style-name="ce11" table:formula="of:=[.N21]/[.R21]" office:value-type="float" office:value="2.97385790973285" calcext:value-type="float">
            <text:p>2.97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Q3ZAI3</text:p>
          </table:table-cell>
          <table:table-cell table:style-name="ce7" office:value-type="string" calcext:value-type="string">
            <text:p>8 bit</text:p>
          </table:table-cell>
          <table:table-cell table:style-name="ce9" office:value-type="float" office:value="11.467288471" calcext:value-type="float">
            <text:p>11.46729</text:p>
          </table:table-cell>
          <table:table-cell table:formula="of:=[.E22]-0.55" office:value-type="float" office:value="10.917288471" calcext:value-type="float">
            <text:p>10.91729</text:p>
          </table:table-cell>
          <table:table-cell table:style-name="ce9" office:value-type="float" office:value="3.689912776" calcext:value-type="float">
            <text:p>3.68991</text:p>
          </table:table-cell>
          <table:table-cell table:formula="of:=[.G22]-0.55" office:value-type="float" office:value="3.139912776" calcext:value-type="float">
            <text:p>3.13991</text:p>
          </table:table-cell>
          <table:table-cell office:value-type="float" office:value="3.700061114" calcext:value-type="float">
            <text:p>3.70006</text:p>
          </table:table-cell>
          <table:table-cell table:formula="of:=[.I22]-0.55" office:value-type="float" office:value="3.150061114" calcext:value-type="float">
            <text:p>3.15006</text:p>
          </table:table-cell>
          <table:table-cell table:formula="of:=[.E22]/[.G22]" office:value-type="float" office:value="3.10773971286957" calcext:value-type="float">
            <text:p>3.11</text:p>
          </table:table-cell>
          <table:table-cell table:formula="of:=[.E22]/[.I22]" office:value-type="float" office:value="3.09921596365286" calcext:value-type="float">
            <text:p>3.10</text:p>
          </table:table-cell>
          <table:table-cell/>
          <table:table-cell table:style-name="ce9" office:value-type="float" office:value="12.786795432" calcext:value-type="float">
            <text:p>12.78680</text:p>
          </table:table-cell>
          <table:table-cell table:formula="of:=[.N22]-0.55" office:value-type="float" office:value="12.236795432" calcext:value-type="float">
            <text:p>12.23680</text:p>
          </table:table-cell>
          <table:table-cell table:style-name="ce9" office:value-type="float" office:value="4.143704867" calcext:value-type="float">
            <text:p>4.14370</text:p>
          </table:table-cell>
          <table:table-cell table:formula="of:=[.P22]-0.55" office:value-type="float" office:value="3.593704867" calcext:value-type="float">
            <text:p>3.59370</text:p>
          </table:table-cell>
          <table:table-cell office:value-type="float" office:value="4.134487372" calcext:value-type="float">
            <text:p>4.13449</text:p>
          </table:table-cell>
          <table:table-cell table:formula="of:=[.R22]-0.55" office:value-type="float" office:value="3.584487372" calcext:value-type="float">
            <text:p>3.58449</text:p>
          </table:table-cell>
          <table:table-cell table:formula="of:=[.N22]/[.P22]" office:value-type="float" office:value="3.08583642957601" calcext:value-type="float">
            <text:p>3.09</text:p>
          </table:table-cell>
          <table:table-cell table:style-name="ce11" table:formula="of:=[.N22]/[.R22]" office:value-type="float" office:value="3.09271604470147" calcext:value-type="float">
            <text:p>3.09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/>
          <table:table-cell table:style-name="ce7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/>
          <table:table-cell table:style-name="ce10"/>
          <table:table-cell table:number-columns-repeated="4"/>
          <table:table-cell table:style-name="ce11"/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O74807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3.323093483" calcext:value-type="float">
            <text:p>3.32309</text:p>
          </table:table-cell>
          <table:table-cell table:formula="of:=[.E24]-0.55" office:value-type="float" office:value="2.773093483" calcext:value-type="float">
            <text:p>2.77309</text:p>
          </table:table-cell>
          <table:table-cell table:style-name="ce9" office:value-type="float" office:value="1.281017696" calcext:value-type="float">
            <text:p>1.28102</text:p>
          </table:table-cell>
          <table:table-cell table:formula="of:=[.G24]-0.55" office:value-type="float" office:value="0.731017696" calcext:value-type="float">
            <text:p>0.73102</text:p>
          </table:table-cell>
          <table:table-cell office:value-type="float" office:value="1.250822576" calcext:value-type="float">
            <text:p>1.25082</text:p>
          </table:table-cell>
          <table:table-cell table:formula="of:=[.I24]-0.55" office:value-type="float" office:value="0.700822576" calcext:value-type="float">
            <text:p>0.70082</text:p>
          </table:table-cell>
          <table:table-cell table:formula="of:=[.E24]/[.G24]" office:value-type="float" office:value="2.5941042761364" calcext:value-type="float">
            <text:p>2.59</text:p>
          </table:table-cell>
          <table:table-cell table:formula="of:=[.E24]/[.I24]" office:value-type="float" office:value="2.6567264988348" calcext:value-type="float">
            <text:p>2.66</text:p>
          </table:table-cell>
          <table:table-cell/>
          <table:table-cell table:style-name="ce9" office:value-type="float" office:value="3.411485182" calcext:value-type="float">
            <text:p>3.41149</text:p>
          </table:table-cell>
          <table:table-cell table:formula="of:=[.N24]-0.55" office:value-type="float" office:value="2.861485182" calcext:value-type="float">
            <text:p>2.86149</text:p>
          </table:table-cell>
          <table:table-cell table:style-name="ce9" office:value-type="float" office:value="1.312842477" calcext:value-type="float">
            <text:p>1.31284</text:p>
          </table:table-cell>
          <table:table-cell table:formula="of:=[.P24]-0.55" office:value-type="float" office:value="0.762842477" calcext:value-type="float">
            <text:p>0.76284</text:p>
          </table:table-cell>
          <table:table-cell office:value-type="float" office:value="1.275663379" calcext:value-type="float">
            <text:p>1.27566</text:p>
          </table:table-cell>
          <table:table-cell table:formula="of:=[.R24]-0.55" office:value-type="float" office:value="0.725663379" calcext:value-type="float">
            <text:p>0.72566</text:p>
          </table:table-cell>
          <table:table-cell table:formula="of:=[.N24]/[.P24]" office:value-type="float" office:value="2.59854875338559" calcext:value-type="float">
            <text:p>2.60</text:p>
          </table:table-cell>
          <table:table-cell table:style-name="ce11" table:formula="of:=[.N24]/[.R24]" office:value-type="float" office:value="2.67428323032545" calcext:value-type="float">
            <text:p>2.67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8080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10.366038272" calcext:value-type="float">
            <text:p>10.36604</text:p>
          </table:table-cell>
          <table:table-cell table:formula="of:=[.E25]-0.55" office:value-type="float" office:value="9.816038272" calcext:value-type="float">
            <text:p>9.81604</text:p>
          </table:table-cell>
          <table:table-cell table:style-name="ce9" office:value-type="float" office:value="3.242145826" calcext:value-type="float">
            <text:p>3.24215</text:p>
          </table:table-cell>
          <table:table-cell table:formula="of:=[.G25]-0.55" office:value-type="float" office:value="2.692145826" calcext:value-type="float">
            <text:p>2.69215</text:p>
          </table:table-cell>
          <table:table-cell office:value-type="float" office:value="3.224990852" calcext:value-type="float">
            <text:p>3.22499</text:p>
          </table:table-cell>
          <table:table-cell table:formula="of:=[.I25]-0.55" office:value-type="float" office:value="2.674990852" calcext:value-type="float">
            <text:p>2.67499</text:p>
          </table:table-cell>
          <table:table-cell table:formula="of:=[.E25]/[.G25]" office:value-type="float" office:value="3.19727699749678" calcext:value-type="float">
            <text:p>3.20</text:p>
          </table:table-cell>
          <table:table-cell table:formula="of:=[.E25]/[.I25]" office:value-type="float" office:value="3.21428455078297" calcext:value-type="float">
            <text:p>3.21</text:p>
          </table:table-cell>
          <table:table-cell/>
          <table:table-cell table:style-name="ce9" office:value-type="float" office:value="10.624179377" calcext:value-type="float">
            <text:p>10.62418</text:p>
          </table:table-cell>
          <table:table-cell table:formula="of:=[.N25]-0.55" office:value-type="float" office:value="10.074179377" calcext:value-type="float">
            <text:p>10.07418</text:p>
          </table:table-cell>
          <table:table-cell table:style-name="ce9" office:value-type="float" office:value="3.366581841" calcext:value-type="float">
            <text:p>3.36658</text:p>
          </table:table-cell>
          <table:table-cell table:formula="of:=[.P25]-0.55" office:value-type="float" office:value="2.816581841" calcext:value-type="float">
            <text:p>2.81658</text:p>
          </table:table-cell>
          <table:table-cell office:value-type="float" office:value="3.348700195" calcext:value-type="float">
            <text:p>3.34870</text:p>
          </table:table-cell>
          <table:table-cell table:formula="of:=[.R25]-0.55" office:value-type="float" office:value="2.798700195" calcext:value-type="float">
            <text:p>2.79870</text:p>
          </table:table-cell>
          <table:table-cell table:formula="of:=[.N25]/[.P25]" office:value-type="float" office:value="3.15577635678217" calcext:value-type="float">
            <text:p>3.16</text:p>
          </table:table-cell>
          <table:table-cell table:style-name="ce11" table:formula="of:=[.N25]/[.R25]" office:value-type="float" office:value="3.17262781328204" calcext:value-type="float">
            <text:p>3.17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P19930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4.779278989" calcext:value-type="float">
            <text:p>4.77928</text:p>
          </table:table-cell>
          <table:table-cell table:formula="of:=[.E26]-0.55" office:value-type="float" office:value="4.229278989" calcext:value-type="float">
            <text:p>4.22928</text:p>
          </table:table-cell>
          <table:table-cell table:style-name="ce9" office:value-type="float" office:value="1.668693772" calcext:value-type="float">
            <text:p>1.66869</text:p>
          </table:table-cell>
          <table:table-cell table:formula="of:=[.G26]-0.55" office:value-type="float" office:value="1.118693772" calcext:value-type="float">
            <text:p>1.11869</text:p>
          </table:table-cell>
          <table:table-cell office:value-type="float" office:value="1.677366742" calcext:value-type="float">
            <text:p>1.67737</text:p>
          </table:table-cell>
          <table:table-cell table:formula="of:=[.I26]-0.55" office:value-type="float" office:value="1.127366742" calcext:value-type="float">
            <text:p>1.12737</text:p>
          </table:table-cell>
          <table:table-cell table:formula="of:=[.E26]/[.G26]" office:value-type="float" office:value="2.86408391353426" calcext:value-type="float">
            <text:p>2.86</text:p>
          </table:table-cell>
          <table:table-cell table:formula="of:=[.E26]/[.I26]" office:value-type="float" office:value="2.84927491962876" calcext:value-type="float">
            <text:p>2.85</text:p>
          </table:table-cell>
          <table:table-cell/>
          <table:table-cell table:style-name="ce9" office:value-type="float" office:value="4.911232317" calcext:value-type="float">
            <text:p>4.91123</text:p>
          </table:table-cell>
          <table:table-cell table:formula="of:=[.N26]-0.55" office:value-type="float" office:value="4.361232317" calcext:value-type="float">
            <text:p>4.36123</text:p>
          </table:table-cell>
          <table:table-cell table:style-name="ce9" office:value-type="float" office:value="1.730120966" calcext:value-type="float">
            <text:p>1.73012</text:p>
          </table:table-cell>
          <table:table-cell table:formula="of:=[.P26]-0.55" office:value-type="float" office:value="1.180120966" calcext:value-type="float">
            <text:p>1.18012</text:p>
          </table:table-cell>
          <table:table-cell office:value-type="float" office:value="1.730911718" calcext:value-type="float">
            <text:p>1.73091</text:p>
          </table:table-cell>
          <table:table-cell table:formula="of:=[.R26]-0.55" office:value-type="float" office:value="1.180911718" calcext:value-type="float">
            <text:p>1.18091</text:p>
          </table:table-cell>
          <table:table-cell table:formula="of:=[.N26]/[.P26]" office:value-type="float" office:value="2.83866412436736" calcext:value-type="float">
            <text:p>2.84</text:p>
          </table:table-cell>
          <table:table-cell table:style-name="ce11" table:formula="of:=[.N26]/[.R26]" office:value-type="float" office:value="2.837367305292" calcext:value-type="float">
            <text:p>2.84</text:p>
          </table:table-cell>
          <table:table-cell/>
          <table:table-cell table:style-name="ce5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Q3ZAI3</text:p>
          </table:table-cell>
          <table:table-cell table:style-name="ce7" office:value-type="string" calcext:value-type="string">
            <text:p>16 bit</text:p>
          </table:table-cell>
          <table:table-cell table:style-name="ce9" office:value-type="float" office:value="8.194485765" calcext:value-type="float">
            <text:p>8.19449</text:p>
          </table:table-cell>
          <table:table-cell table:formula="of:=[.E27]-0.55" office:value-type="float" office:value="7.644485765" calcext:value-type="float">
            <text:p>7.64449</text:p>
          </table:table-cell>
          <table:table-cell table:style-name="ce9" office:value-type="float" office:value="2.726877958" calcext:value-type="float">
            <text:p>2.72688</text:p>
          </table:table-cell>
          <table:table-cell table:formula="of:=[.G27]-0.55" office:value-type="float" office:value="2.176877958" calcext:value-type="float">
            <text:p>2.17688</text:p>
          </table:table-cell>
          <table:table-cell office:value-type="float" office:value="2.721239142" calcext:value-type="float">
            <text:p>2.72124</text:p>
          </table:table-cell>
          <table:table-cell table:formula="of:=[.I27]-0.55" office:value-type="float" office:value="2.171239142" calcext:value-type="float">
            <text:p>2.17124</text:p>
          </table:table-cell>
          <table:table-cell table:formula="of:=[.E27]/[.G27]" office:value-type="float" office:value="3.00507976198911" calcext:value-type="float">
            <text:p>3.01</text:p>
          </table:table-cell>
          <table:table-cell table:formula="of:=[.E27]/[.I27]" office:value-type="float" office:value="3.01130673836236" calcext:value-type="float">
            <text:p>3.01</text:p>
          </table:table-cell>
          <table:table-cell/>
          <table:table-cell table:style-name="ce9" office:value-type="float" office:value="8.406589774" calcext:value-type="float">
            <text:p>8.40659</text:p>
          </table:table-cell>
          <table:table-cell table:formula="of:=[.N27]-0.55" office:value-type="float" office:value="7.856589774" calcext:value-type="float">
            <text:p>7.85659</text:p>
          </table:table-cell>
          <table:table-cell table:style-name="ce9" office:value-type="float" office:value="2.857682919" calcext:value-type="float">
            <text:p>2.85768</text:p>
          </table:table-cell>
          <table:table-cell table:formula="of:=[.P27]-0.55" office:value-type="float" office:value="2.307682919" calcext:value-type="float">
            <text:p>2.30768</text:p>
          </table:table-cell>
          <table:table-cell office:value-type="float" office:value="2.806937711" calcext:value-type="float">
            <text:p>2.80694</text:p>
          </table:table-cell>
          <table:table-cell table:formula="of:=[.R27]-0.55" office:value-type="float" office:value="2.256937711" calcext:value-type="float">
            <text:p>2.25694</text:p>
          </table:table-cell>
          <table:table-cell table:formula="of:=[.N27]/[.P27]" office:value-type="float" office:value="2.94175036639186" calcext:value-type="float">
            <text:p>2.94</text:p>
          </table:table-cell>
          <table:table-cell table:style-name="ce11" table:formula="of:=[.N27]/[.R27]" office:value-type="float" office:value="2.99493278424232" calcext:value-type="float">
            <text:p>2.99</text:p>
          </table:table-cell>
          <table:table-cell/>
          <table:table-cell table:style-name="ce5"/>
        </table:table-row>
        <table:table-row table:style-name="ro1">
          <table:table-cell/>
          <table:table-cell table:style-name="ce5" table:number-columns-repeated="19"/>
          <table:table-cell table:style-name="ce11"/>
          <table:table-cell/>
          <table:table-cell table:style-name="ce5"/>
        </table:table-row>
        <table:table-row table:style-name="ro1">
          <table:table-cell table:number-columns-repeated="2"/>
          <table:table-cell table:style-name="ce5" table:number-columns-repeated="6"/>
          <table:table-cell table:style-name="ce4" office:value-type="string" calcext:value-type="string">
            <text:p>mean</text:p>
          </table:table-cell>
          <table:table-cell table:style-name="ce4"/>
          <table:table-cell table:formula="of:=SUM([.K9:.K27])/COUNT([.K9:.K27])" office:value-type="float" office:value="3.04345517759115" calcext:value-type="float">
            <text:p>3.04</text:p>
          </table:table-cell>
          <table:table-cell table:formula="of:=SUM([.L9:.L27])/COUNT([.L9:.L27])" office:value-type="float" office:value="3.04131649237568" calcext:value-type="float">
            <text:p>3.04</text:p>
          </table:table-cell>
          <table:table-cell table:style-name="ce5" table:number-columns-repeated="5"/>
          <table:table-cell table:style-name="ce4" office:value-type="string" calcext:value-type="string">
            <text:p>mean</text:p>
          </table:table-cell>
          <table:table-cell table:style-name="ce4"/>
          <table:table-cell table:formula="of:=SUM([.T9:.T27])/COUNT([.T9:.T27])" office:value-type="float" office:value="3.06797332675027" calcext:value-type="float">
            <text:p>3.07</text:p>
          </table:table-cell>
          <table:table-cell table:style-name="ce11" table:formula="of:=SUM([.U9:.U27])/COUNT([.U9:.U27])" office:value-type="float" office:value="3.09710132089962" calcext:value-type="float">
            <text:p>3.10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5" table:number-columns-repeated="18"/>
          <table:table-cell table:number-columns-repeated="2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mprovement / bit:</text:p>
          </table:table-cell>
          <table:table-cell table:style-name="ce5"/>
          <table:table-cell table:style-name="ce4" office:value-type="string" calcext:value-type="string">
            <text:p>SSE</text:p>
          </table:table-cell>
          <table:table-cell table:formula="of:=[.E14]/[.E9]" office:value-type="float" office:value="1.52612177743451" calcext:value-type="float">
            <text:p>1.53</text:p>
          </table:table-cell>
          <table:table-cell table:style-name="ce11" table:formula="of:=[.F14]/[.F9]" office:value-type="float" office:value="1.62494912837408" calcext:value-type="float">
            <text:p>1.62</text:p>
          </table:table-cell>
          <table:table-cell table:formula="of:=[.G14]/[.G9]" office:value-type="float" office:value="1.37323483455358" calcext:value-type="float">
            <text:p>1.37</text:p>
          </table:table-cell>
          <table:table-cell table:style-name="ce11" table:formula="of:=[.H14]/[.H9]" office:value-type="float" office:value="1.64441372732624" calcext:value-type="float">
            <text:p>1.64</text:p>
          </table:table-cell>
          <table:table-cell table:style-name="ce11" table:formula="of:=[.I14]/[.I9]" office:value-type="float" office:value="1.41683704658519" calcext:value-type="float">
            <text:p>1.42</text:p>
          </table:table-cell>
          <table:table-cell table:style-name="ce11" table:formula="of:=[.J14]/[.J9]" office:value-type="float" office:value="1.74963707277404" calcext:value-type="float">
            <text:p>1.75</text:p>
          </table:table-cell>
          <table:table-cell table:style-name="ce7" table:number-columns-repeated="3"/>
          <table:table-cell table:formula="of:=[.N14]/[.N9]" office:value-type="float" office:value="0.667963236878084" calcext:value-type="float">
            <text:p>0.67</text:p>
          </table:table-cell>
          <table:table-cell table:style-name="ce11" table:formula="of:=[.O14]/[.O9]" office:value-type="float" office:value="0.643758774469894" calcext:value-type="float">
            <text:p>0.64</text:p>
          </table:table-cell>
          <table:table-cell table:formula="of:=[.P14]/[.P9]" office:value-type="float" office:value="0.699801441117937" calcext:value-type="float">
            <text:p>0.70</text:p>
          </table:table-cell>
          <table:table-cell table:style-name="ce11" table:formula="of:=[.Q14]/[.Q9]" office:value-type="float" office:value="0.619880654094823" calcext:value-type="float">
            <text:p>0.62</text:p>
          </table:table-cell>
          <table:table-cell table:style-name="ce11" table:formula="of:=[.R14]/[.R9]" office:value-type="float" office:value="0.711814791632978" calcext:value-type="float">
            <text:p>0.71</text:p>
          </table:table-cell>
          <table:table-cell table:style-name="ce11" table:formula="of:=[.S14]/[.S9]" office:value-type="float" office:value="0.631975216515832" calcext:value-type="float">
            <text:p>0.63</text:p>
          </table:table-cell>
          <table:table-cell table:style-name="ce7"/>
          <table:table-cell table:number-columns-repeated="2"/>
          <table:table-cell table:style-name="ce5"/>
        </table:table-row>
        <table:table-row table:style-name="ro1">
          <table:table-cell table:number-columns-repeated="4"/>
          <table:table-cell table:formula="of:=[.E15]/[.E10]" office:value-type="float" office:value="0.721474269961375" calcext:value-type="float">
            <text:p>0.72</text:p>
          </table:table-cell>
          <table:table-cell table:style-name="ce11" table:formula="of:=[.F15]/[.F10]" office:value-type="float" office:value="0.715524764575368" calcext:value-type="float">
            <text:p>0.72</text:p>
          </table:table-cell>
          <table:table-cell table:formula="of:=[.G15]/[.G10]" office:value-type="float" office:value="0.759495536575163" calcext:value-type="float">
            <text:p>0.76</text:p>
          </table:table-cell>
          <table:table-cell table:style-name="ce11" table:formula="of:=[.H15]/[.H10]" office:value-type="float" office:value="0.740063165649306" calcext:value-type="float">
            <text:p>0.74</text:p>
          </table:table-cell>
          <table:table-cell table:style-name="ce11" table:formula="of:=[.I15]/[.I10]" office:value-type="float" office:value="0.751797236481654" calcext:value-type="float">
            <text:p>0.75</text:p>
          </table:table-cell>
          <table:table-cell table:style-name="ce11" table:formula="of:=[.J15]/[.J10]" office:value-type="float" office:value="0.732714700335375" calcext:value-type="float">
            <text:p>0.73</text:p>
          </table:table-cell>
          <table:table-cell table:style-name="ce7" table:number-columns-repeated="3"/>
          <table:table-cell table:formula="of:=[.N15]/[.N10]" office:value-type="float" office:value="0.662389038999764" calcext:value-type="float">
            <text:p>0.66</text:p>
          </table:table-cell>
          <table:table-cell table:style-name="ce11" table:formula="of:=[.O15]/[.O10]" office:value-type="float" office:value="0.655872814813923" calcext:value-type="float">
            <text:p>0.66</text:p>
          </table:table-cell>
          <table:table-cell table:formula="of:=[.P15]/[.P10]" office:value-type="float" office:value="0.658883897927881" calcext:value-type="float">
            <text:p>0.66</text:p>
          </table:table-cell>
          <table:table-cell table:style-name="ce11" table:formula="of:=[.Q15]/[.Q10]" office:value-type="float" office:value="0.636287172363959" calcext:value-type="float">
            <text:p>0.64</text:p>
          </table:table-cell>
          <table:table-cell table:style-name="ce11" table:formula="of:=[.R15]/[.R10]" office:value-type="float" office:value="0.676015424478407" calcext:value-type="float">
            <text:p>0.68</text:p>
          </table:table-cell>
          <table:table-cell table:style-name="ce11" table:formula="of:=[.S15]/[.S10]" office:value-type="float" office:value="0.654618846681374" calcext:value-type="float">
            <text:p>0.65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6]/[.E11]" office:value-type="float" office:value="1.28380986990373" calcext:value-type="float">
            <text:p>1.28</text:p>
          </table:table-cell>
          <table:table-cell table:style-name="ce11" table:formula="of:=[.F16]/[.F11]" office:value-type="float" office:value="1.31069650909783" calcext:value-type="float">
            <text:p>1.31</text:p>
          </table:table-cell>
          <table:table-cell table:formula="of:=[.G16]/[.G11]" office:value-type="float" office:value="1.26610317742077" calcext:value-type="float">
            <text:p>1.27</text:p>
          </table:table-cell>
          <table:table-cell table:style-name="ce11" table:formula="of:=[.H16]/[.H11]" office:value-type="float" office:value="1.36273764997301" calcext:value-type="float">
            <text:p>1.36</text:p>
          </table:table-cell>
          <table:table-cell table:style-name="ce11" table:formula="of:=[.I16]/[.I11]" office:value-type="float" office:value="1.26960656374644" calcext:value-type="float">
            <text:p>1.27</text:p>
          </table:table-cell>
          <table:table-cell table:style-name="ce11" table:formula="of:=[.J16]/[.J11]" office:value-type="float" office:value="1.36979075511412" calcext:value-type="float">
            <text:p>1.37</text:p>
          </table:table-cell>
          <table:table-cell table:style-name="ce7" table:number-columns-repeated="3"/>
          <table:table-cell table:formula="of:=[.N16]/[.N11]" office:value-type="float" office:value="0.657671824372025" calcext:value-type="float">
            <text:p>0.66</text:p>
          </table:table-cell>
          <table:table-cell table:style-name="ce11" table:formula="of:=[.O16]/[.O11]" office:value-type="float" office:value="0.642083535717339" calcext:value-type="float">
            <text:p>0.64</text:p>
          </table:table-cell>
          <table:table-cell table:formula="of:=[.P16]/[.P11]" office:value-type="float" office:value="0.701803152002706" calcext:value-type="float">
            <text:p>0.70</text:p>
          </table:table-cell>
          <table:table-cell table:style-name="ce11" table:formula="of:=[.Q16]/[.Q11]" office:value-type="float" office:value="0.652509509682964" calcext:value-type="float">
            <text:p>0.65</text:p>
          </table:table-cell>
          <table:table-cell table:style-name="ce11" table:formula="of:=[.R16]/[.R11]" office:value-type="float" office:value="0.69044231445797" calcext:value-type="float">
            <text:p>0.69</text:p>
          </table:table-cell>
          <table:table-cell table:style-name="ce11" table:formula="of:=[.S16]/[.S11]" office:value-type="float" office:value="0.639267907962998" calcext:value-type="float">
            <text:p>0.64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7]/[.E12]" office:value-type="float" office:value="0.724067008592836" calcext:value-type="float">
            <text:p>0.72</text:p>
          </table:table-cell>
          <table:table-cell table:style-name="ce11" table:formula="of:=[.F17]/[.F12]" office:value-type="float" office:value="0.716424489771394" calcext:value-type="float">
            <text:p>0.72</text:p>
          </table:table-cell>
          <table:table-cell table:formula="of:=[.G17]/[.G12]" office:value-type="float" office:value="0.731735850863313" calcext:value-type="float">
            <text:p>0.73</text:p>
          </table:table-cell>
          <table:table-cell table:style-name="ce11" table:formula="of:=[.H17]/[.H12]" office:value-type="float" office:value="0.70445813030847" calcext:value-type="float">
            <text:p>0.70</text:p>
          </table:table-cell>
          <table:table-cell table:style-name="ce11" table:formula="of:=[.I17]/[.I12]" office:value-type="float" office:value="0.739976650311121" calcext:value-type="float">
            <text:p>0.74</text:p>
          </table:table-cell>
          <table:table-cell table:style-name="ce11" table:formula="of:=[.J17]/[.J12]" office:value-type="float" office:value="0.714429607269647" calcext:value-type="float">
            <text:p>0.71</text:p>
          </table:table-cell>
          <table:table-cell table:style-name="ce7" table:number-columns-repeated="3"/>
          <table:table-cell table:formula="of:=[.N17]/[.N12]" office:value-type="float" office:value="0.659064757003376" calcext:value-type="float">
            <text:p>0.66</text:p>
          </table:table-cell>
          <table:table-cell table:style-name="ce11" table:formula="of:=[.O17]/[.O12]" office:value-type="float" office:value="0.650633935566352" calcext:value-type="float">
            <text:p>0.65</text:p>
          </table:table-cell>
          <table:table-cell table:formula="of:=[.P17]/[.P12]" office:value-type="float" office:value="0.67779933530876" calcext:value-type="float">
            <text:p>0.68</text:p>
          </table:table-cell>
          <table:table-cell table:style-name="ce11" table:formula="of:=[.Q17]/[.Q12]" office:value-type="float" office:value="0.649614764188764" calcext:value-type="float">
            <text:p>0.65</text:p>
          </table:table-cell>
          <table:table-cell table:style-name="ce11" table:formula="of:=[.R17]/[.R12]" office:value-type="float" office:value="0.74094805640678" calcext:value-type="float">
            <text:p>0.74</text:p>
          </table:table-cell>
          <table:table-cell table:style-name="ce11" table:formula="of:=[.S17]/[.S12]" office:value-type="float" office:value="0.716401976340664" calcext:value-type="float">
            <text:p>0.72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11" table:number-columns-repeated="3"/>
          <table:table-cell table:style-name="ce7" table:number-columns-repeated="3"/>
          <table:table-cell/>
          <table:table-cell table:style-name="ce11"/>
          <table:table-cell/>
          <table:table-cell table:style-name="ce11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AVX</text:p>
          </table:table-cell>
          <table:table-cell table:formula="of:=[.E24]/[.E19]" office:value-type="float" office:value="1.33932429447465" calcext:value-type="float">
            <text:p>1.34</text:p>
          </table:table-cell>
          <table:table-cell table:style-name="ce11" table:formula="of:=[.F24]/[.F19]" office:value-type="float" office:value="1.43596425964536" calcext:value-type="float">
            <text:p>1.44</text:p>
          </table:table-cell>
          <table:table-cell table:formula="of:=[.G24]/[.G19]" office:value-type="float" office:value="1.20011515625067" calcext:value-type="float">
            <text:p>1.20</text:p>
          </table:table-cell>
          <table:table-cell table:style-name="ce11" table:formula="of:=[.H24]/[.H19]" office:value-type="float" office:value="1.41283397441523" calcext:value-type="float">
            <text:p>1.41</text:p>
          </table:table-cell>
          <table:table-cell table:style-name="ce11" table:formula="of:=[.I24]/[.I19]" office:value-type="float" office:value="1.19441910203774" calcext:value-type="float">
            <text:p>1.19</text:p>
          </table:table-cell>
          <table:table-cell table:style-name="ce11" table:formula="of:=[.J24]/[.J19]" office:value-type="float" office:value="1.40947474190705" calcext:value-type="float">
            <text:p>1.41</text:p>
          </table:table-cell>
          <table:table-cell table:style-name="ce7" table:number-columns-repeated="3"/>
          <table:table-cell table:formula="of:=[.N24]/[.N19]" office:value-type="float" office:value="0.666128156029598" calcext:value-type="float">
            <text:p>0.67</text:p>
          </table:table-cell>
          <table:table-cell table:style-name="ce11" table:formula="of:=[.O24]/[.O19]" office:value-type="float" office:value="0.625958638004838" calcext:value-type="float">
            <text:p>0.63</text:p>
          </table:table-cell>
          <table:table-cell table:formula="of:=[.P24]/[.P19]" office:value-type="float" office:value="0.731446284001734" calcext:value-type="float">
            <text:p>0.73</text:p>
          </table:table-cell>
          <table:table-cell table:style-name="ce11" table:formula="of:=[.Q24]/[.Q19]" office:value-type="float" office:value="0.612794597461509" calcext:value-type="float">
            <text:p>0.61</text:p>
          </table:table-cell>
          <table:table-cell table:style-name="ce11" table:formula="of:=[.R24]/[.R19]" office:value-type="float" office:value="0.718239007094559" calcext:value-type="float">
            <text:p>0.72</text:p>
          </table:table-cell>
          <table:table-cell table:style-name="ce11" table:formula="of:=[.S24]/[.S19]" office:value-type="float" office:value="0.591847433602689" calcext:value-type="float">
            <text:p>0.59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25]/[.E20]" office:value-type="float" office:value="0.714407638710154" calcext:value-type="float">
            <text:p>0.71</text:p>
          </table:table-cell>
          <table:table-cell table:style-name="ce11" table:formula="of:=[.F25]/[.F20]" office:value-type="float" office:value="0.703155771975361" calcext:value-type="float">
            <text:p>0.70</text:p>
          </table:table-cell>
          <table:table-cell table:formula="of:=[.G25]/[.G20]" office:value-type="float" office:value="0.733842238017513" calcext:value-type="float">
            <text:p>0.73</text:p>
          </table:table-cell>
          <table:table-cell table:style-name="ce11" table:formula="of:=[.H25]/[.H20]" office:value-type="float" office:value="0.695997051941005" calcext:value-type="float">
            <text:p>0.70</text:p>
          </table:table-cell>
          <table:table-cell table:style-name="ce11" table:formula="of:=[.I25]/[.I20]" office:value-type="float" office:value="0.738916000970026" calcext:value-type="float">
            <text:p>0.74</text:p>
          </table:table-cell>
          <table:table-cell table:style-name="ce11" table:formula="of:=[.J25]/[.J20]" office:value-type="float" office:value="0.701271064863098" calcext:value-type="float">
            <text:p>0.70</text:p>
          </table:table-cell>
          <table:table-cell table:style-name="ce7" table:number-columns-repeated="3"/>
          <table:table-cell table:formula="of:=[.N25]/[.N20]" office:value-type="float" office:value="0.659922824882813" calcext:value-type="float">
            <text:p>0.66</text:p>
          </table:table-cell>
          <table:table-cell table:style-name="ce11" table:formula="of:=[.O25]/[.O20]" office:value-type="float" office:value="0.647893694076541" calcext:value-type="float">
            <text:p>0.65</text:p>
          </table:table-cell>
          <table:table-cell table:formula="of:=[.P25]/[.P20]" office:value-type="float" office:value="0.641034891099249" calcext:value-type="float">
            <text:p>0.64</text:p>
          </table:table-cell>
          <table:table-cell table:style-name="ce11" table:formula="of:=[.Q25]/[.Q20]" office:value-type="float" office:value="0.599044344814268" calcext:value-type="float">
            <text:p>0.60</text:p>
          </table:table-cell>
          <table:table-cell table:style-name="ce11" table:formula="of:=[.R25]/[.R20]" office:value-type="float" office:value="0.649173427124392" calcext:value-type="float">
            <text:p>0.65</text:p>
          </table:table-cell>
          <table:table-cell table:style-name="ce11" table:formula="of:=[.S25]/[.S20]" office:value-type="float" office:value="0.607303286114185" calcext:value-type="float">
            <text:p>0.61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26]/[.E21]" office:value-type="float" office:value="1.16969301511095" calcext:value-type="float">
            <text:p>1.17</text:p>
          </table:table-cell>
          <table:table-cell table:style-name="ce11" table:formula="of:=[.F26]/[.F21]" office:value-type="float" office:value="1.19608812656728" calcext:value-type="float">
            <text:p>1.20</text:p>
          </table:table-cell>
          <table:table-cell table:formula="of:=[.G26]/[.G21]" office:value-type="float" office:value="1.10926993374452" calcext:value-type="float">
            <text:p>1.11</text:p>
          </table:table-cell>
          <table:table-cell table:style-name="ce11" table:formula="of:=[.H26]/[.H21]" office:value-type="float" office:value="1.17224529190002" calcext:value-type="float">
            <text:p>1.17</text:p>
          </table:table-cell>
          <table:table-cell table:style-name="ce11" table:formula="of:=[.I26]/[.I21]" office:value-type="float" office:value="1.12957513634695" calcext:value-type="float">
            <text:p>1.13</text:p>
          </table:table-cell>
          <table:table-cell table:style-name="ce11" table:formula="of:=[.J26]/[.J21]" office:value-type="float" office:value="1.2057995819318" calcext:value-type="float">
            <text:p>1.21</text:p>
          </table:table-cell>
          <table:table-cell table:style-name="ce7" table:number-columns-repeated="3"/>
          <table:table-cell table:formula="of:=[.N26]/[.N21]" office:value-type="float" office:value="0.654675219287169" calcext:value-type="float">
            <text:p>0.65</text:p>
          </table:table-cell>
          <table:table-cell table:style-name="ce11" table:formula="of:=[.O26]/[.O21]" office:value-type="float" office:value="0.627354373340218" calcext:value-type="float">
            <text:p>0.63</text:p>
          </table:table-cell>
          <table:table-cell table:formula="of:=[.P26]/[.P21]" office:value-type="float" office:value="0.700327573534359" calcext:value-type="float">
            <text:p>0.70</text:p>
          </table:table-cell>
          <table:table-cell table:style-name="ce11" table:formula="of:=[.Q26]/[.Q21]" office:value-type="float" office:value="0.614503814780604" calcext:value-type="float">
            <text:p>0.61</text:p>
          </table:table-cell>
          <table:table-cell table:style-name="ce11" table:formula="of:=[.R26]/[.R21]" office:value-type="float" office:value="0.686168151565022" calcext:value-type="float">
            <text:p>0.69</text:p>
          </table:table-cell>
          <table:table-cell table:style-name="ce11" table:formula="of:=[.S26]/[.S21]" office:value-type="float" office:value="0.598664570080904" calcext:value-type="float">
            <text:p>0.60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27]/[.E22]" office:value-type="float" office:value="0.714596635963533" calcext:value-type="float">
            <text:p>0.71</text:p>
          </table:table-cell>
          <table:table-cell table:style-name="ce11" table:formula="of:=[.F27]/[.F22]" office:value-type="float" office:value="0.700218354155094" calcext:value-type="float">
            <text:p>0.70</text:p>
          </table:table-cell>
          <table:table-cell table:formula="of:=[.G27]/[.G22]" office:value-type="float" office:value="0.739008785176769" calcext:value-type="float">
            <text:p>0.74</text:p>
          </table:table-cell>
          <table:table-cell table:style-name="ce11" table:formula="of:=[.H27]/[.H22]" office:value-type="float" office:value="0.69329249354919" calcext:value-type="float">
            <text:p>0.69</text:p>
          </table:table-cell>
          <table:table-cell table:style-name="ce11" table:formula="of:=[.I27]/[.I22]" office:value-type="float" office:value="0.73545789060175" calcext:value-type="float">
            <text:p>0.74</text:p>
          </table:table-cell>
          <table:table-cell table:style-name="ce11" table:formula="of:=[.J27]/[.J22]" office:value-type="float" office:value="0.68926889460977" calcext:value-type="float">
            <text:p>0.69</text:p>
          </table:table-cell>
          <table:table-cell table:style-name="ce7" table:number-columns-repeated="3"/>
          <table:table-cell table:formula="of:=[.N27]/[.N22]" office:value-type="float" office:value="0.657443048862878" calcext:value-type="float">
            <text:p>0.66</text:p>
          </table:table-cell>
          <table:table-cell table:style-name="ce11" table:formula="of:=[.O27]/[.O22]" office:value-type="float" office:value="0.64204634437661" calcext:value-type="float">
            <text:p>0.64</text:p>
          </table:table-cell>
          <table:table-cell table:formula="of:=[.P27]/[.P22]" office:value-type="float" office:value="0.689644415015718" calcext:value-type="float">
            <text:p>0.69</text:p>
          </table:table-cell>
          <table:table-cell table:style-name="ce11" table:formula="of:=[.Q27]/[.Q22]" office:value-type="float" office:value="0.642145920270419" calcext:value-type="float">
            <text:p>0.64</text:p>
          </table:table-cell>
          <table:table-cell table:style-name="ce11" table:formula="of:=[.R27]/[.R22]" office:value-type="float" office:value="0.678908280143611" calcext:value-type="float">
            <text:p>0.68</text:p>
          </table:table-cell>
          <table:table-cell table:style-name="ce11" table:formula="of:=[.S27]/[.S22]" office:value-type="float" office:value="0.629640301882475" calcext:value-type="float">
            <text:p>0.63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style-name="ce7" table:number-columns-repeated="16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2" table:formula="of:=SUM([.E31:.E39])/COUNT([.E31:.E39])" office:value-type="float" office:value="1.02418681376897" calcext:value-type="float">
            <text:p>1.02</text:p>
          </table:table-cell>
          <table:table-cell table:style-name="ce12" table:formula="of:=SUM([.F31:.F39])/COUNT([.F31:.F39])" office:value-type="float" office:value="1.05037767552022" calcext:value-type="float">
            <text:p>1.05</text:p>
          </table:table-cell>
          <table:table-cell table:style-name="ce12" table:formula="of:=SUM([.G31:.G39])/COUNT([.G31:.G39])" office:value-type="float" office:value="0.989100689075286" calcext:value-type="float">
            <text:p>0.99</text:p>
          </table:table-cell>
          <table:table-cell table:style-name="ce12" table:formula="of:=SUM([.H31:.H39])/COUNT([.H31:.H39])" office:value-type="float" office:value="1.05325518563281" calcext:value-type="float">
            <text:p>1.05</text:p>
          </table:table-cell>
          <table:table-cell table:style-name="ce12" table:formula="of:=SUM([.I31:.I39])/COUNT([.I31:.I39])" office:value-type="float" office:value="0.997073203385108" calcext:value-type="float">
            <text:p>1.00</text:p>
          </table:table-cell>
          <table:table-cell table:style-name="ce12" table:formula="of:=SUM([.J31:.J39])/COUNT([.J31:.J39])" office:value-type="float" office:value="1.07154830235061" calcext:value-type="float">
            <text:p>1.07</text:p>
          </table:table-cell>
          <table:table-cell table:style-name="Default" table:number-columns-repeated="2"/>
          <table:table-cell table:style-name="ce1" office:value-type="string" calcext:value-type="string">
            <text:p>mean</text:p>
          </table:table-cell>
          <table:table-cell table:style-name="ce12" table:formula="of:=SUM([.N31:.N39])/COUNT([.N31:.N39])" office:value-type="float" office:value="0.660657263289463" calcext:value-type="float">
            <text:p>0.66</text:p>
          </table:table-cell>
          <table:table-cell table:style-name="ce12" table:formula="of:=SUM([.O31:.O39])/COUNT([.O31:.O39])" office:value-type="float" office:value="0.641950263795714" calcext:value-type="float">
            <text:p>0.64</text:p>
          </table:table-cell>
          <table:table-cell table:style-name="ce12" table:formula="of:=SUM([.P31:.P39])/COUNT([.P31:.P39])" office:value-type="float" office:value="0.687592623751043" calcext:value-type="float">
            <text:p>0.69</text:p>
          </table:table-cell>
          <table:table-cell table:style-name="ce12" table:formula="of:=SUM([.Q31:.Q39])/COUNT([.Q31:.Q39])" office:value-type="float" office:value="0.628347597207164" calcext:value-type="float">
            <text:p>0.63</text:p>
          </table:table-cell>
          <table:table-cell table:style-name="ce12" table:formula="of:=SUM([.R31:.R39])/COUNT([.R31:.R39])" office:value-type="float" office:value="0.693963681612965" calcext:value-type="float">
            <text:p>0.69</text:p>
          </table:table-cell>
          <table:table-cell table:style-name="ce12" table:formula="of:=SUM([.S31:.S39])/COUNT([.S31:.S39])" office:value-type="float" office:value="0.63371494239764" calcext:value-type="float">
            <text:p>0.63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6"/>
          <table:table-cell table:style-name="ce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mprovement AVX vs. SSE</text:p>
          </table:table-cell>
          <table:table-cell table:number-columns-repeated="2"/>
          <table:table-cell table:formula="of:=[.E9]/[.E19]" office:value-type="float" office:value="1.40175911851258" calcext:value-type="float">
            <text:p>1.40</text:p>
          </table:table-cell>
          <table:table-cell table:style-name="ce11" table:formula="of:=[.F9]/[.F19]" office:value-type="float" office:value="1.51618059629148" calcext:value-type="float">
            <text:p>1.52</text:p>
          </table:table-cell>
          <table:table-cell table:formula="of:=[.G9]/[.G19]" office:value-type="float" office:value="1.22444527841563" calcext:value-type="float">
            <text:p>1.22</text:p>
          </table:table-cell>
          <table:table-cell table:style-name="ce11" table:formula="of:=[.H9]/[.H19]" office:value-type="float" office:value="1.46302657961094" calcext:value-type="float">
            <text:p>1.46</text:p>
          </table:table-cell>
          <table:table-cell table:style-name="ce11" table:formula="of:=[.I9]/[.I19]" office:value-type="float" office:value="1.1830181916973" calcext:value-type="float">
            <text:p>1.18</text:p>
          </table:table-cell>
          <table:table-cell table:style-name="ce11" table:formula="of:=[.J9]/[.J19]" office:value-type="float" office:value="1.38546277615767" calcext:value-type="float">
            <text:p>1.39</text:p>
          </table:table-cell>
          <table:table-cell table:style-name="ce7" table:number-columns-repeated="3"/>
          <table:table-cell table:formula="of:=[.N9]/[.N19]" office:value-type="float" office:value="1.58061364260559" calcext:value-type="float">
            <text:p>1.58</text:p>
          </table:table-cell>
          <table:table-cell table:style-name="ce11" table:formula="of:=[.O9]/[.O19]" office:value-type="float" office:value="1.65046969846435" calcext:value-type="float">
            <text:p>1.65</text:p>
          </table:table-cell>
          <table:table-cell table:formula="of:=[.P9]/[.P19]" office:value-type="float" office:value="1.45744685973853" calcext:value-type="float">
            <text:p>1.46</text:p>
          </table:table-cell>
          <table:table-cell table:style-name="ce11" table:formula="of:=[.Q9]/[.Q19]" office:value-type="float" office:value="1.65955481124741" calcext:value-type="float">
            <text:p>1.66</text:p>
          </table:table-cell>
          <table:table-cell table:style-name="ce11" table:formula="of:=[.R9]/[.R19]" office:value-type="float" office:value="1.42742874353419" calcext:value-type="float">
            <text:p>1.43</text:p>
          </table:table-cell>
          <table:table-cell table:style-name="ce11" table:formula="of:=[.S9]/[.S19]" office:value-type="float" office:value="1.61916355712164" calcext:value-type="float">
            <text:p>1.62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0]/[.E20]" office:value-type="float" office:value="1.81242304069369" calcext:value-type="float">
            <text:p>1.81</text:p>
          </table:table-cell>
          <table:table-cell table:style-name="ce11" table:formula="of:=[.F10]/[.F20]" office:value-type="float" office:value="1.8444311649477" calcext:value-type="float">
            <text:p>1.84</text:p>
          </table:table-cell>
          <table:table-cell table:formula="of:=[.G10]/[.G20]" office:value-type="float" office:value="1.66523252012111" calcext:value-type="float">
            <text:p>1.67</text:p>
          </table:table-cell>
          <table:table-cell table:style-name="ce11" table:formula="of:=[.H10]/[.H20]" office:value-type="float" office:value="1.75982246677758" calcext:value-type="float">
            <text:p>1.76</text:p>
          </table:table-cell>
          <table:table-cell table:style-name="ce11" table:formula="of:=[.I10]/[.I20]" office:value-type="float" office:value="1.7650956867649" calcext:value-type="float">
            <text:p>1.77</text:p>
          </table:table-cell>
          <table:table-cell table:style-name="ce11" table:formula="of:=[.J10]/[.J20]" office:value-type="float" office:value="1.87541258994917" calcext:value-type="float">
            <text:p>1.88</text:p>
          </table:table-cell>
          <table:table-cell table:style-name="ce7" table:number-columns-repeated="3"/>
          <table:table-cell table:formula="of:=[.N10]/[.N20]" office:value-type="float" office:value="1.80419472691007" calcext:value-type="float">
            <text:p>1.80</text:p>
          </table:table-cell>
          <table:table-cell table:style-name="ce11" table:formula="of:=[.O10]/[.O20]" office:value-type="float" office:value="1.83264051590012" calcext:value-type="float">
            <text:p>1.83</text:p>
          </table:table-cell>
          <table:table-cell table:formula="of:=[.P10]/[.P20]" office:value-type="float" office:value="1.68565342987559" calcext:value-type="float">
            <text:p>1.69</text:p>
          </table:table-cell>
          <table:table-cell table:style-name="ce11" table:formula="of:=[.Q10]/[.Q20]" office:value-type="float" office:value="1.76585889098799" calcext:value-type="float">
            <text:p>1.77</text:p>
          </table:table-cell>
          <table:table-cell table:style-name="ce11" table:formula="of:=[.R10]/[.R20]" office:value-type="float" office:value="1.72108165180566" calcext:value-type="float">
            <text:p>1.72</text:p>
          </table:table-cell>
          <table:table-cell table:style-name="ce11" table:formula="of:=[.S10]/[.S20]" office:value-type="float" office:value="1.80714067006504" calcext:value-type="float">
            <text:p>1.81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1]/[.E21]" office:value-type="float" office:value="1.55550731361366" calcext:value-type="float">
            <text:p>1.56</text:p>
          </table:table-cell>
          <table:table-cell table:style-name="ce11" table:formula="of:=[.F11]/[.F21]" office:value-type="float" office:value="1.64191439081748" calcext:value-type="float">
            <text:p>1.64</text:p>
          </table:table-cell>
          <table:table-cell table:formula="of:=[.G11]/[.G21]" office:value-type="float" office:value="1.37240989539268" calcext:value-type="float">
            <text:p>1.37</text:p>
          </table:table-cell>
          <table:table-cell table:style-name="ce11" table:formula="of:=[.H11]/[.H21]" office:value-type="float" office:value="1.58704026753002" calcext:value-type="float">
            <text:p>1.59</text:p>
          </table:table-cell>
          <table:table-cell table:style-name="ce11" table:formula="of:=[.I11]/[.I21]" office:value-type="float" office:value="1.36712000498591" calcext:value-type="float">
            <text:p>1.37</text:p>
          </table:table-cell>
          <table:table-cell table:style-name="ce11" table:formula="of:=[.J11]/[.J21]" office:value-type="float" office:value="1.5830836507291" calcext:value-type="float">
            <text:p>1.58</text:p>
          </table:table-cell>
          <table:table-cell table:style-name="ce7" table:number-columns-repeated="3"/>
          <table:table-cell table:formula="of:=[.N11]/[.N21]" office:value-type="float" office:value="1.68337685250396" calcext:value-type="float">
            <text:p>1.68</text:p>
          </table:table-cell>
          <table:table-cell table:style-name="ce11" table:formula="of:=[.O11]/[.O21]" office:value-type="float" office:value="1.7374431540084" calcext:value-type="float">
            <text:p>1.74</text:p>
          </table:table-cell>
          <table:table-cell table:formula="of:=[.P11]/[.P21]" office:value-type="float" office:value="1.56942100444519" calcext:value-type="float">
            <text:p>1.57</text:p>
          </table:table-cell>
          <table:table-cell table:style-name="ce11" table:formula="of:=[.Q11]/[.Q21]" office:value-type="float" office:value="1.73249857381385" calcext:value-type="float">
            <text:p>1.73</text:p>
          </table:table-cell>
          <table:table-cell table:style-name="ce11" table:formula="of:=[.R11]/[.R21]" office:value-type="float" office:value="1.53691657322058" calcext:value-type="float">
            <text:p>1.54</text:p>
          </table:table-cell>
          <table:table-cell table:style-name="ce11" table:formula="of:=[.S11]/[.S21]" office:value-type="float" office:value="1.68662133820626" calcext:value-type="float">
            <text:p>1.69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2]/[.E22]" office:value-type="float" office:value="1.77964818889922" calcext:value-type="float">
            <text:p>1.78</text:p>
          </table:table-cell>
          <table:table-cell table:style-name="ce11" table:formula="of:=[.F12]/[.F22]" office:value-type="float" office:value="1.81892593676066" calcext:value-type="float">
            <text:p>1.82</text:p>
          </table:table-cell>
          <table:table-cell table:formula="of:=[.G12]/[.G22]" office:value-type="float" office:value="1.61494423249207" calcext:value-type="float">
            <text:p>1.61</text:p>
          </table:table-cell>
          <table:table-cell table:style-name="ce11" table:formula="of:=[.H12]/[.H22]" office:value-type="float" office:value="1.72266038641068" calcext:value-type="float">
            <text:p>1.72</text:p>
          </table:table-cell>
          <table:table-cell table:style-name="ce11" table:formula="of:=[.I12]/[.I22]" office:value-type="float" office:value="1.66159941730087" calcext:value-type="float">
            <text:p>1.66</text:p>
          </table:table-cell>
          <table:table-cell table:style-name="ce11" table:formula="of:=[.J12]/[.J22]" office:value-type="float" office:value="1.77711453473725" calcext:value-type="float">
            <text:p>1.78</text:p>
          </table:table-cell>
          <table:table-cell table:style-name="ce7" table:number-columns-repeated="3"/>
          <table:table-cell table:formula="of:=[.N12]/[.N22]" office:value-type="float" office:value="1.78242719117585" calcext:value-type="float">
            <text:p>1.78</text:p>
          </table:table-cell>
          <table:table-cell table:style-name="ce11" table:formula="of:=[.O12]/[.O22]" office:value-type="float" office:value="1.81759448293439" calcext:value-type="float">
            <text:p>1.82</text:p>
          </table:table-cell>
          <table:table-cell table:formula="of:=[.P12]/[.P22]" office:value-type="float" office:value="1.65009231411557" calcext:value-type="float">
            <text:p>1.65</text:p>
          </table:table-cell>
          <table:table-cell table:style-name="ce11" table:formula="of:=[.Q12]/[.Q22]" office:value-type="float" office:value="1.749585952574" calcext:value-type="float">
            <text:p>1.75</text:p>
          </table:table-cell>
          <table:table-cell table:style-name="ce11" table:formula="of:=[.R12]/[.R22]" office:value-type="float" office:value="1.53695825969498" calcext:value-type="float">
            <text:p>1.54</text:p>
          </table:table-cell>
          <table:table-cell table:style-name="ce11" table:formula="of:=[.S12]/[.S22]" office:value-type="float" office:value="1.61934857445496" calcext:value-type="float">
            <text:p>1.62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11" table:number-columns-repeated="3"/>
          <table:table-cell table:style-name="ce7" table:number-columns-repeated="3"/>
          <table:table-cell/>
          <table:table-cell table:style-name="ce11"/>
          <table:table-cell/>
          <table:table-cell table:style-name="ce11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4]/[.E24]" office:value-type="float" office:value="1.59726447605326" calcext:value-type="float">
            <text:p>1.60</text:p>
          </table:table-cell>
          <table:table-cell table:style-name="ce11" table:formula="of:=[.F14]/[.F24]" office:value-type="float" office:value="1.71572260371577" calcext:value-type="float">
            <text:p>1.72</text:p>
          </table:table-cell>
          <table:table-cell table:formula="of:=[.G14]/[.G24]" office:value-type="float" office:value="1.40107463901888" calcext:value-type="float">
            <text:p>1.40</text:p>
          </table:table-cell>
          <table:table-cell table:style-name="ce11" table:formula="of:=[.H14]/[.H24]" office:value-type="float" office:value="1.70283347832937" calcext:value-type="float">
            <text:p>1.70</text:p>
          </table:table-cell>
          <table:table-cell table:style-name="ce11" table:formula="of:=[.I14]/[.I24]" office:value-type="float" office:value="1.40331312344334" calcext:value-type="float">
            <text:p>1.40</text:p>
          </table:table-cell>
          <table:table-cell table:style-name="ce11" table:formula="of:=[.J14]/[.J24]" office:value-type="float" office:value="1.71983006437852" calcext:value-type="float">
            <text:p>1.72</text:p>
          </table:table-cell>
          <table:table-cell table:style-name="ce7" table:number-columns-repeated="3"/>
          <table:table-cell table:formula="of:=[.N14]/[.N24]" office:value-type="float" office:value="1.58496799063628" calcext:value-type="float">
            <text:p>1.58</text:p>
          </table:table-cell>
          <table:table-cell table:style-name="ce11" table:formula="of:=[.O14]/[.O24]" office:value-type="float" office:value="1.69740344788548" calcext:value-type="float">
            <text:p>1.70</text:p>
          </table:table-cell>
          <table:table-cell table:formula="of:=[.P14]/[.P24]" office:value-type="float" office:value="1.39439277374935" calcext:value-type="float">
            <text:p>1.39</text:p>
          </table:table-cell>
          <table:table-cell table:style-name="ce11" table:formula="of:=[.Q14]/[.Q24]" office:value-type="float" office:value="1.67874509038384" calcext:value-type="float">
            <text:p>1.68</text:p>
          </table:table-cell>
          <table:table-cell table:style-name="ce11" table:formula="of:=[.R14]/[.R24]" office:value-type="float" office:value="1.41466125288841" calcext:value-type="float">
            <text:p>1.41</text:p>
          </table:table-cell>
          <table:table-cell table:style-name="ce11" table:formula="of:=[.S14]/[.S24]" office:value-type="float" office:value="1.72894428781696" calcext:value-type="float">
            <text:p>1.73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5]/[.E25]" office:value-type="float" office:value="1.83035079594968" calcext:value-type="float">
            <text:p>1.83</text:p>
          </table:table-cell>
          <table:table-cell table:style-name="ce11" table:formula="of:=[.F15]/[.F25]" office:value-type="float" office:value="1.87687597495952" calcext:value-type="float">
            <text:p>1.88</text:p>
          </table:table-cell>
          <table:table-cell table:formula="of:=[.G15]/[.G25]" office:value-type="float" office:value="1.72344490528169" calcext:value-type="float">
            <text:p>1.72</text:p>
          </table:table-cell>
          <table:table-cell table:style-name="ce11" table:formula="of:=[.H15]/[.H25]" office:value-type="float" office:value="1.87124325040185" calcext:value-type="float">
            <text:p>1.87</text:p>
          </table:table-cell>
          <table:table-cell table:style-name="ce11" table:formula="of:=[.I15]/[.I25]" office:value-type="float" office:value="1.79586591397872" calcext:value-type="float">
            <text:p>1.80</text:p>
          </table:table-cell>
          <table:table-cell table:style-name="ce11" table:formula="of:=[.J15]/[.J25]" office:value-type="float" office:value="1.95950245589849" calcext:value-type="float">
            <text:p>1.96</text:p>
          </table:table-cell>
          <table:table-cell table:style-name="ce7" table:number-columns-repeated="3"/>
          <table:table-cell table:formula="of:=[.N15]/[.N25]" office:value-type="float" office:value="1.81093722821092" calcext:value-type="float">
            <text:p>1.81</text:p>
          </table:table-cell>
          <table:table-cell table:style-name="ce11" table:formula="of:=[.O15]/[.O25]" office:value-type="float" office:value="1.85521036042597" calcext:value-type="float">
            <text:p>1.86</text:p>
          </table:table-cell>
          <table:table-cell table:formula="of:=[.P15]/[.P25]" office:value-type="float" office:value="1.73258884633781" calcext:value-type="float">
            <text:p>1.73</text:p>
          </table:table-cell>
          <table:table-cell table:style-name="ce11" table:formula="of:=[.Q15]/[.Q25]" office:value-type="float" office:value="1.87564304757584" calcext:value-type="float">
            <text:p>1.88</text:p>
          </table:table-cell>
          <table:table-cell table:style-name="ce11" table:formula="of:=[.R15]/[.R25]" office:value-type="float" office:value="1.79224486831076" calcext:value-type="float">
            <text:p>1.79</text:p>
          </table:table-cell>
          <table:table-cell table:style-name="ce11" table:formula="of:=[.S15]/[.S25]" office:value-type="float" office:value="1.9479366706515" calcext:value-type="float">
            <text:p>1.95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formula="of:=[.E16]/[.E26]" office:value-type="float" office:value="1.70726474051419" calcext:value-type="float">
            <text:p>1.71</text:p>
          </table:table-cell>
          <table:table-cell table:style-name="ce11" table:formula="of:=[.F16]/[.F26]" office:value-type="float" office:value="1.79924155459871" calcext:value-type="float">
            <text:p>1.80</text:p>
          </table:table-cell>
          <table:table-cell table:formula="of:=[.G16]/[.G26]" office:value-type="float" office:value="1.56644697239273" calcext:value-type="float">
            <text:p>1.57</text:p>
          </table:table-cell>
          <table:table-cell table:style-name="ce11" table:formula="of:=[.H16]/[.H26]" office:value-type="float" office:value="1.84493769310088" calcext:value-type="float">
            <text:p>1.84</text:p>
          </table:table-cell>
          <table:table-cell table:style-name="ce11" table:formula="of:=[.I16]/[.I26]" office:value-type="float" office:value="1.53659944868515" calcext:value-type="float">
            <text:p>1.54</text:p>
          </table:table-cell>
          <table:table-cell table:style-name="ce11" table:formula="of:=[.J16]/[.J26]" office:value-type="float" office:value="1.79838621760584" calcext:value-type="float">
            <text:p>1.80</text:p>
          </table:table-cell>
          <table:table-cell table:style-name="ce7" table:number-columns-repeated="3"/>
          <table:table-cell table:formula="of:=[.N16]/[.N26]" office:value-type="float" office:value="1.69108207104185" calcext:value-type="float">
            <text:p>1.69</text:p>
          </table:table-cell>
          <table:table-cell table:style-name="ce11" table:formula="of:=[.O16]/[.O26]" office:value-type="float" office:value="1.77823522213435" calcext:value-type="float">
            <text:p>1.78</text:p>
          </table:table-cell>
          <table:table-cell table:formula="of:=[.P16]/[.P26]" office:value-type="float" office:value="1.57272774821688" calcext:value-type="float">
            <text:p>1.57</text:p>
          </table:table-cell>
          <table:table-cell table:style-name="ce11" table:formula="of:=[.Q16]/[.Q26]" office:value-type="float" office:value="1.83964975926036" calcext:value-type="float">
            <text:p>1.84</text:p>
          </table:table-cell>
          <table:table-cell table:style-name="ce11" table:formula="of:=[.R16]/[.R26]" office:value-type="float" office:value="1.54649007466018" calcext:value-type="float">
            <text:p>1.55</text:p>
          </table:table-cell>
          <table:table-cell table:style-name="ce11" table:formula="of:=[.S16]/[.S26]" office:value-type="float" office:value="1.80101336923138" calcext:value-type="float">
            <text:p>1.8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formula="of:=[.E17]/[.E27]" office:value-type="float" office:value="1.80323342657" calcext:value-type="float">
            <text:p>1.80</text:p>
          </table:table-cell>
          <table:table-cell table:style-name="ce11" table:formula="of:=[.F17]/[.F27]" office:value-type="float" office:value="1.86102389125189" calcext:value-type="float">
            <text:p>1.86</text:p>
          </table:table-cell>
          <table:table-cell table:formula="of:=[.G17]/[.G27]" office:value-type="float" office:value="1.59905080394507" calcext:value-type="float">
            <text:p>1.60</text:p>
          </table:table-cell>
          <table:table-cell table:style-name="ce11" table:formula="of:=[.H17]/[.H27]" office:value-type="float" office:value="1.75040423235339" calcext:value-type="float">
            <text:p>1.75</text:p>
          </table:table-cell>
          <table:table-cell table:style-name="ce11" table:formula="of:=[.I17]/[.I27]" office:value-type="float" office:value="1.67180852457399" calcext:value-type="float">
            <text:p>1.67</text:p>
          </table:table-cell>
          <table:table-cell table:style-name="ce11" table:formula="of:=[.J17]/[.J27]" office:value-type="float" office:value="1.8419853979401" calcext:value-type="float">
            <text:p>1.84</text:p>
          </table:table-cell>
          <table:table-cell table:style-name="ce7" table:number-columns-repeated="3"/>
          <table:table-cell table:formula="of:=[.N17]/[.N27]" office:value-type="float" office:value="1.78682388635846" calcext:value-type="float">
            <text:p>1.79</text:p>
          </table:table-cell>
          <table:table-cell table:style-name="ce11" table:formula="of:=[.O17]/[.O27]" office:value-type="float" office:value="1.84190543572601" calcext:value-type="float">
            <text:p>1.84</text:p>
          </table:table-cell>
          <table:table-cell table:formula="of:=[.P17]/[.P27]" office:value-type="float" office:value="1.6217509333127" calcext:value-type="float">
            <text:p>1.62</text:p>
          </table:table-cell>
          <table:table-cell table:style-name="ce11" table:formula="of:=[.Q17]/[.Q27]" office:value-type="float" office:value="1.76993550863129" calcext:value-type="float">
            <text:p>1.77</text:p>
          </table:table-cell>
          <table:table-cell table:style-name="ce11" table:formula="of:=[.R17]/[.R27]" office:value-type="float" office:value="1.67740808089489" calcext:value-type="float">
            <text:p>1.68</text:p>
          </table:table-cell>
          <table:table-cell table:style-name="ce11" table:formula="of:=[.S17]/[.S27]" office:value-type="float" office:value="1.84248771188174" calcext:value-type="float">
            <text:p>1.8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2" table:formula="of:=SUM([.E43:.E51])/COUNT([.E43:.E51])" office:value-type="float" office:value="1.68593138760078" calcext:value-type="float">
            <text:p>1.69</text:p>
          </table:table-cell>
          <table:table-cell table:style-name="ce12" table:formula="of:=SUM([.F43:.F51])/COUNT([.F43:.F51])" office:value-type="float" office:value="1.7592895141679" calcext:value-type="float">
            <text:p>1.76</text:p>
          </table:table-cell>
          <table:table-cell table:style-name="ce12" table:formula="of:=SUM([.G43:.G51])/COUNT([.G43:.G51])" office:value-type="float" office:value="1.52088115588248" calcext:value-type="float">
            <text:p>1.52</text:p>
          </table:table-cell>
          <table:table-cell table:style-name="ce12" table:formula="of:=SUM([.H43:.H51])/COUNT([.H43:.H51])" office:value-type="float" office:value="1.71274604431434" calcext:value-type="float">
            <text:p>1.71</text:p>
          </table:table-cell>
          <table:table-cell table:style-name="ce12" table:formula="of:=SUM([.I43:.I51])/COUNT([.I43:.I51])" office:value-type="float" office:value="1.54805253892877" calcext:value-type="float">
            <text:p>1.55</text:p>
          </table:table-cell>
          <table:table-cell table:style-name="ce12" table:formula="of:=SUM([.J43:.J51])/COUNT([.J43:.J51])" office:value-type="float" office:value="1.74259721092452" calcext:value-type="float">
            <text:p>1.74</text:p>
          </table:table-cell>
          <table:table-cell table:style-name="Default" table:number-columns-repeated="2"/>
          <table:table-cell table:style-name="ce1" office:value-type="string" calcext:value-type="string">
            <text:p>mean</text:p>
          </table:table-cell>
          <table:table-cell table:style-name="ce12" table:formula="of:=SUM([.N43:.N51])/COUNT([.N43:.N51])" office:value-type="float" office:value="1.71555294868037" calcext:value-type="float">
            <text:p>1.72</text:p>
          </table:table-cell>
          <table:table-cell table:style-name="ce12" table:formula="of:=SUM([.O43:.O51])/COUNT([.O43:.O51])" office:value-type="float" office:value="1.77636278968488" calcext:value-type="float">
            <text:p>1.78</text:p>
          </table:table-cell>
          <table:table-cell table:style-name="ce12" table:formula="of:=SUM([.P43:.P51])/COUNT([.P43:.P51])" office:value-type="float" office:value="1.58550923872395" calcext:value-type="float">
            <text:p>1.59</text:p>
          </table:table-cell>
          <table:table-cell table:style-name="ce12" table:formula="of:=SUM([.Q43:.Q51])/COUNT([.Q43:.Q51])" office:value-type="float" office:value="1.75893395430932" calcext:value-type="float">
            <text:p>1.76</text:p>
          </table:table-cell>
          <table:table-cell table:style-name="ce12" table:formula="of:=SUM([.R43:.R51])/COUNT([.R43:.R51])" office:value-type="float" office:value="1.58164868812621" calcext:value-type="float">
            <text:p>1.58</text:p>
          </table:table-cell>
          <table:table-cell table:style-name="ce12" table:formula="of:=SUM([.S43:.S51])/COUNT([.S43:.S51])" office:value-type="float" office:value="1.75658202242868" calcext:value-type="float">
            <text:p>1.76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22:42:10.167134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Frielingsdorf</meta:initial-creator>
    <meta:creation-date>2015-02-13T10:55:49.753242369</meta:creation-date>
    <meta:generator>LibreOffice/4.2.7.2$Linux_X86_64 LibreOffice_project/420m0$Build-2</meta:generator>
    <dc:date>2015-02-14T10:55:59.591728513</dc:date>
    <dc:creator>Jakob Frielingsdorf</dc:creator>
    <meta:editing-duration>PT18H51M10S</meta:editing-duration>
    <meta:editing-cycles>34</meta:editing-cycles>
    <meta:document-statistic meta:table-count="1" meta:cell-count="545" meta:object-count="0"/>
  </office:meta>
</office:document-meta>
</file>